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elle1" style:family="table">
      <style:table-properties style:width="7.197cm" table:align="center"/>
    </style:style>
    <style:style style:name="Tabelle1.A" style:family="table-column">
      <style:table-column-properties style:column-width="0.723cm"/>
    </style:style>
    <style:style style:name="Tabelle1.B" style:family="table-column">
      <style:table-column-properties style:column-width="0.7cm"/>
    </style:style>
    <style:style style:name="Tabelle1.F" style:family="table-column">
      <style:table-column-properties style:column-width="0.944cm"/>
    </style:style>
    <style:style style:name="Tabelle1.G" style:family="table-column">
      <style:table-column-properties style:column-width="0.954cm"/>
    </style:style>
    <style:style style:name="Tabelle1.H" style:family="table-column">
      <style:table-column-properties style:column-width="1.774cm"/>
    </style:style>
    <style:style style:name="Tabelle1.A1" style:family="table-cell">
      <style:table-cell-properties style:vertical-align="middle" fo:padding="0.067cm" fo:border="none"/>
    </style:style>
    <style:style style:name="Tabelle2" style:family="table">
      <style:table-properties style:width="16.96cm" fo:margin-left="0.044cm" fo:margin-right="-0.005cm" table:align="margins"/>
    </style:style>
    <style:style style:name="Tabelle2.A" style:family="table-column">
      <style:table-column-properties style:column-width="2.731cm" style:rel-column-width="10548*"/>
    </style:style>
    <style:style style:name="Tabelle2.B" style:family="table-column">
      <style:table-column-properties style:column-width="2.305cm" style:rel-column-width="8905*"/>
    </style:style>
    <style:style style:name="Tabelle2.C" style:family="table-column">
      <style:table-column-properties style:column-width="5.711cm" style:rel-column-width="22072*"/>
    </style:style>
    <style:style style:name="Tabelle2.D" style:family="table-column">
      <style:table-column-properties style:column-width="6.214cm" style:rel-column-width="24010*"/>
    </style:style>
    <style:style style:name="Tabelle2.A1" style:family="table-cell">
      <style:table-cell-properties style:vertical-align="middle" style:border-line-width-left="0.002cm 0.088cm 0.002cm" style:border-line-width-top="0.002cm 0.088cm 0.002cm" style:border-line-width-bottom="0.002cm 0.088cm 0.002cm" fo:padding="0.067cm" fo:border-left="2.6pt double #808080" fo:border-right="none" fo:border-top="2.6pt double #808080" fo:border-bottom="2.6pt double #808080"/>
    </style:style>
    <style:style style:name="Tabelle2.C1" style:family="table-cell">
      <style:table-cell-properties style:vertical-align="middle" style:border-line-width="0.002cm 0.088cm 0.002cm" fo:padding="0.067cm" fo:border="2.6pt double #808080"/>
    </style:style>
    <style:style style:name="Tabelle2.A2" style:family="table-cell">
      <style:table-cell-properties style:vertical-align="middle" style:border-line-width-left="0.002cm 0.088cm 0.002cm" style:border-line-width-bottom="0.002cm 0.088cm 0.002cm" fo:padding="0.067cm" fo:border-left="2.6pt double #808080" fo:border-right="none" fo:border-top="none" fo:border-bottom="2.6pt double #808080"/>
    </style:style>
    <style:style style:name="Tabelle2.C2" style:family="table-cell">
      <style:table-cell-properties style:border-line-width-left="0.002cm 0.088cm 0.002cm" style:border-line-width-bottom="0.002cm 0.088cm 0.002cm" fo:padding="0.067cm" fo:border-left="2.6pt double #808080" fo:border-right="none" fo:border-top="none" fo:border-bottom="2.6pt double #808080"/>
    </style:style>
    <style:style style:name="Tabelle2.D2" style:family="table-cell">
      <style:table-cell-properties style:border-line-width-left="0.002cm 0.088cm 0.002cm" style:border-line-width-right="0.002cm 0.088cm 0.002cm" style:border-line-width-bottom="0.002cm 0.088cm 0.002cm" fo:padding="0.067cm" fo:border-left="2.6pt double #808080" fo:border-right="2.6pt double #808080" fo:border-top="none" fo:border-bottom="2.6pt double #808080"/>
    </style:style>
    <style:style style:name="Tabelle2.C3" style:family="table-cell">
      <style:table-cell-properties style:border-line-width-left="0.002cm 0.088cm 0.002cm" style:border-line-width-bottom="0.002cm 0.088cm 0.002cm" fo:padding="0.067cm" fo:border-left="2.6pt double #808080" fo:border-right="none" fo:border-top="none" fo:border-bottom="2.6pt double #808080"/>
    </style:style>
    <style:style style:name="Tabelle2.D3" style:family="table-cell">
      <style:table-cell-properties style:border-line-width-left="0.002cm 0.088cm 0.002cm" style:border-line-width-right="0.002cm 0.088cm 0.002cm" style:border-line-width-bottom="0.002cm 0.088cm 0.002cm" fo:padding="0.067cm" fo:border-left="2.6pt double #808080" fo:border-right="2.6pt double #808080" fo:border-top="none" fo:border-bottom="2.6pt double #808080"/>
    </style:style>
    <style:style style:name="Tabelle2.C4" style:family="table-cell">
      <style:table-cell-properties style:border-line-width-left="0.002cm 0.088cm 0.002cm" style:border-line-width-bottom="0.002cm 0.088cm 0.002cm" fo:padding="0.067cm" fo:border-left="2.6pt double #808080" fo:border-right="none" fo:border-top="none" fo:border-bottom="2.6pt double #808080"/>
    </style:style>
    <style:style style:name="Tabelle2.D4" style:family="table-cell">
      <style:table-cell-properties style:border-line-width-left="0.002cm 0.088cm 0.002cm" style:border-line-width-right="0.002cm 0.088cm 0.002cm" style:border-line-width-bottom="0.002cm 0.088cm 0.002cm" fo:padding="0.067cm" fo:border-left="2.6pt double #808080" fo:border-right="2.6pt double #808080" fo:border-top="none" fo:border-bottom="2.6pt double #808080"/>
    </style:style>
    <style:style style:name="Tabelle2.C5" style:family="table-cell">
      <style:table-cell-properties style:border-line-width-left="0.002cm 0.088cm 0.002cm" style:border-line-width-bottom="0.002cm 0.088cm 0.002cm" fo:padding="0.067cm" fo:border-left="2.6pt double #808080" fo:border-right="none" fo:border-top="none" fo:border-bottom="2.6pt double #808080"/>
    </style:style>
    <style:style style:name="Tabelle2.D5" style:family="table-cell">
      <style:table-cell-properties style:border-line-width-left="0.002cm 0.088cm 0.002cm" style:border-line-width-right="0.002cm 0.088cm 0.002cm" style:border-line-width-bottom="0.002cm 0.088cm 0.002cm" fo:padding="0.067cm" fo:border-left="2.6pt double #808080" fo:border-right="2.6pt double #808080" fo:border-top="none" fo:border-bottom="2.6pt double #808080"/>
    </style:style>
    <style:style style:name="Tabelle3" style:family="table">
      <style:table-properties style:width="16.974cm" fo:margin-left="0.004cm" fo:margin-right="0.021cm" table:align="margins"/>
    </style:style>
    <style:style style:name="Tabelle3.A" style:family="table-column">
      <style:table-column-properties style:column-width="2.498cm" style:rel-column-width="9640*"/>
    </style:style>
    <style:style style:name="Tabelle3.B" style:family="table-column">
      <style:table-column-properties style:column-width="2.223cm" style:rel-column-width="8584*"/>
    </style:style>
    <style:style style:name="Tabelle3.C" style:family="table-column">
      <style:table-column-properties style:column-width="6.066cm" style:rel-column-width="23423*"/>
    </style:style>
    <style:style style:name="Tabelle3.D" style:family="table-column">
      <style:table-column-properties style:column-width="6.188cm" style:rel-column-width="23888*"/>
    </style:style>
    <style:style style:name="Tabelle3.A1" style:family="table-cell">
      <style:table-cell-properties style:vertical-align="middle" style:border-line-width-left="0.002cm 0.088cm 0.002cm" style:border-line-width-top="0.002cm 0.088cm 0.002cm" style:border-line-width-bottom="0.002cm 0.088cm 0.002cm" fo:padding="0.067cm" fo:border-left="2.6pt double #808080" fo:border-right="none" fo:border-top="2.6pt double #808080" fo:border-bottom="2.6pt double #808080"/>
    </style:style>
    <style:style style:name="Tabelle3.C1" style:family="table-cell">
      <style:table-cell-properties style:vertical-align="middle" style:border-line-width="0.002cm 0.088cm 0.002cm" fo:padding="0.067cm" fo:border="2.6pt double #808080"/>
    </style:style>
    <style:style style:name="Tabelle3.A2" style:family="table-cell">
      <style:table-cell-properties style:vertical-align="middle" style:border-line-width-left="0.002cm 0.088cm 0.002cm" style:border-line-width-bottom="0.002cm 0.088cm 0.002cm" fo:padding="0.067cm" fo:border-left="2.6pt double #808080" fo:border-right="none" fo:border-top="none" fo:border-bottom="2.6pt double #808080"/>
    </style:style>
    <style:style style:name="Tabelle3.C2" style:family="table-cell">
      <style:table-cell-properties style:border-line-width-left="0.002cm 0.088cm 0.002cm" style:border-line-width-bottom="0.002cm 0.088cm 0.002cm" fo:padding="0.067cm" fo:border-left="2.6pt double #808080" fo:border-right="none" fo:border-top="none" fo:border-bottom="2.6pt double #808080"/>
    </style:style>
    <style:style style:name="Tabelle3.D2" style:family="table-cell">
      <style:table-cell-properties style:border-line-width-left="0.002cm 0.088cm 0.002cm" style:border-line-width-right="0.002cm 0.088cm 0.002cm" style:border-line-width-bottom="0.002cm 0.088cm 0.002cm" fo:padding="0.067cm" fo:border-left="2.6pt double #808080" fo:border-right="2.6pt double #808080" fo:border-top="none" fo:border-bottom="2.6pt double #808080"/>
    </style:style>
    <style:style style:name="Tabelle3.C3" style:family="table-cell">
      <style:table-cell-properties style:border-line-width-left="0.002cm 0.088cm 0.002cm" style:border-line-width-bottom="0.002cm 0.088cm 0.002cm" fo:padding="0.067cm" fo:border-left="2.6pt double #808080" fo:border-right="none" fo:border-top="none" fo:border-bottom="2.6pt double #808080"/>
    </style:style>
    <style:style style:name="Tabelle3.D3" style:family="table-cell">
      <style:table-cell-properties style:border-line-width-left="0.002cm 0.088cm 0.002cm" style:border-line-width-right="0.002cm 0.088cm 0.002cm" style:border-line-width-bottom="0.002cm 0.088cm 0.002cm" fo:padding="0.067cm" fo:border-left="2.6pt double #808080" fo:border-right="2.6pt double #808080" fo:border-top="none" fo:border-bottom="2.6pt double #808080"/>
    </style:style>
    <style:style style:name="Tabelle3.C4" style:family="table-cell">
      <style:table-cell-properties style:border-line-width-left="0.002cm 0.088cm 0.002cm" style:border-line-width-bottom="0.002cm 0.088cm 0.002cm" fo:padding="0.067cm" fo:border-left="2.6pt double #808080" fo:border-right="none" fo:border-top="none" fo:border-bottom="2.6pt double #808080"/>
    </style:style>
    <style:style style:name="Tabelle3.D4" style:family="table-cell">
      <style:table-cell-properties style:border-line-width-left="0.002cm 0.088cm 0.002cm" style:border-line-width-right="0.002cm 0.088cm 0.002cm" style:border-line-width-bottom="0.002cm 0.088cm 0.002cm" fo:padding="0.067cm" fo:border-left="2.6pt double #808080" fo:border-right="2.6pt double #808080" fo:border-top="none" fo:border-bottom="2.6pt double #808080"/>
    </style:style>
    <style:style style:name="Tabelle3.C5" style:family="table-cell">
      <style:table-cell-properties style:border-line-width-left="0.002cm 0.088cm 0.002cm" style:border-line-width-bottom="0.002cm 0.088cm 0.002cm" fo:padding="0.067cm" fo:border-left="2.6pt double #808080" fo:border-right="none" fo:border-top="none" fo:border-bottom="2.6pt double #808080"/>
    </style:style>
    <style:style style:name="Tabelle3.D5" style:family="table-cell">
      <style:table-cell-properties style:border-line-width-left="0.002cm 0.088cm 0.002cm" style:border-line-width-right="0.002cm 0.088cm 0.002cm" style:border-line-width-bottom="0.002cm 0.088cm 0.002cm" fo:padding="0.067cm" fo:border-left="2.6pt double #808080" fo:border-right="2.6pt double #808080" fo:border-top="none" fo:border-bottom="2.6pt double #808080"/>
    </style:style>
    <style:style style:name="Tabelle4" style:family="table">
      <style:table-properties style:width="16.96cm" fo:margin-left="0.044cm" fo:margin-right="-0.005cm" table:align="margins"/>
    </style:style>
    <style:style style:name="Tabelle4.A" style:family="table-column">
      <style:table-column-properties style:column-width="2.662cm" style:rel-column-width="10282*"/>
    </style:style>
    <style:style style:name="Tabelle4.B" style:family="table-column">
      <style:table-column-properties style:column-width="2.593cm" style:rel-column-width="10016*"/>
    </style:style>
    <style:style style:name="Tabelle4.C" style:family="table-column">
      <style:table-column-properties style:column-width="5.168cm" style:rel-column-width="19972*"/>
    </style:style>
    <style:style style:name="Tabelle4.D" style:family="table-column">
      <style:table-column-properties style:column-width="6.539cm" style:rel-column-width="25265*"/>
    </style:style>
    <style:style style:name="Tabelle4.A1" style:family="table-cell">
      <style:table-cell-properties style:vertical-align="middle" style:border-line-width-left="0.002cm 0.088cm 0.002cm" style:border-line-width-top="0.002cm 0.088cm 0.002cm" style:border-line-width-bottom="0.002cm 0.088cm 0.002cm" fo:padding="0.067cm" fo:border-left="2.6pt double #808080" fo:border-right="none" fo:border-top="2.6pt double #808080" fo:border-bottom="2.6pt double #808080"/>
    </style:style>
    <style:style style:name="Tabelle4.C1" style:family="table-cell">
      <style:table-cell-properties style:vertical-align="middle" style:border-line-width="0.002cm 0.088cm 0.002cm" fo:padding="0.067cm" fo:border="2.6pt double #808080"/>
    </style:style>
    <style:style style:name="Tabelle4.A2" style:family="table-cell">
      <style:table-cell-properties style:vertical-align="middle" style:border-line-width-left="0.002cm 0.088cm 0.002cm" style:border-line-width-bottom="0.002cm 0.088cm 0.002cm" fo:padding="0.067cm" fo:border-left="2.6pt double #808080" fo:border-right="none" fo:border-top="none" fo:border-bottom="2.6pt double #808080"/>
    </style:style>
    <style:style style:name="Tabelle4.C2" style:family="table-cell">
      <style:table-cell-properties style:border-line-width-left="0.002cm 0.088cm 0.002cm" style:border-line-width-bottom="0.002cm 0.088cm 0.002cm" fo:padding="0.067cm" fo:border-left="2.6pt double #808080" fo:border-right="none" fo:border-top="none" fo:border-bottom="2.6pt double #808080"/>
    </style:style>
    <style:style style:name="Tabelle4.D2" style:family="table-cell">
      <style:table-cell-properties style:border-line-width-left="0.002cm 0.088cm 0.002cm" style:border-line-width-right="0.002cm 0.088cm 0.002cm" style:border-line-width-bottom="0.002cm 0.088cm 0.002cm" fo:padding="0.067cm" fo:border-left="2.6pt double #808080" fo:border-right="2.6pt double #808080" fo:border-top="none" fo:border-bottom="2.6pt double #808080"/>
    </style:style>
    <style:style style:name="Tabelle4.C3" style:family="table-cell">
      <style:table-cell-properties style:border-line-width-left="0.002cm 0.088cm 0.002cm" style:border-line-width-bottom="0.002cm 0.088cm 0.002cm" fo:padding="0.067cm" fo:border-left="2.6pt double #808080" fo:border-right="none" fo:border-top="none" fo:border-bottom="2.6pt double #808080"/>
    </style:style>
    <style:style style:name="Tabelle4.D3" style:family="table-cell">
      <style:table-cell-properties style:border-line-width-left="0.002cm 0.088cm 0.002cm" style:border-line-width-right="0.002cm 0.088cm 0.002cm" style:border-line-width-bottom="0.002cm 0.088cm 0.002cm" fo:padding="0.067cm" fo:border-left="2.6pt double #808080" fo:border-right="2.6pt double #808080" fo:border-top="none" fo:border-bottom="2.6pt double #808080"/>
    </style:style>
    <style:style style:name="Tabelle4.C4" style:family="table-cell">
      <style:table-cell-properties style:border-line-width-left="0.002cm 0.088cm 0.002cm" style:border-line-width-bottom="0.002cm 0.088cm 0.002cm" fo:padding="0.067cm" fo:border-left="2.6pt double #808080" fo:border-right="none" fo:border-top="none" fo:border-bottom="2.6pt double #808080"/>
    </style:style>
    <style:style style:name="Tabelle4.D4" style:family="table-cell">
      <style:table-cell-properties style:border-line-width-left="0.002cm 0.088cm 0.002cm" style:border-line-width-right="0.002cm 0.088cm 0.002cm" style:border-line-width-bottom="0.002cm 0.088cm 0.002cm" fo:padding="0.067cm" fo:border-left="2.6pt double #808080" fo:border-right="2.6pt double #808080" fo:border-top="none" fo:border-bottom="2.6pt double #808080"/>
    </style:style>
    <style:style style:name="Tabelle4.C5" style:family="table-cell">
      <style:table-cell-properties style:border-line-width-left="0.002cm 0.088cm 0.002cm" style:border-line-width-bottom="0.002cm 0.088cm 0.002cm" fo:padding="0.067cm" fo:border-left="2.6pt double #808080" fo:border-right="none" fo:border-top="none" fo:border-bottom="2.6pt double #808080"/>
    </style:style>
    <style:style style:name="Tabelle4.D5" style:family="table-cell">
      <style:table-cell-properties style:border-line-width-left="0.002cm 0.088cm 0.002cm" style:border-line-width-right="0.002cm 0.088cm 0.002cm" style:border-line-width-bottom="0.002cm 0.088cm 0.002cm" fo:padding="0.067cm" fo:border-left="2.6pt double #808080" fo:border-right="2.6pt double #808080" fo:border-top="none" fo:border-bottom="2.6pt double #808080"/>
    </style:style>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fo:text-align="center" style:justify-single-word="false"/>
    </style:style>
    <style:style style:name="P3" style:family="paragraph" style:parent-style-name="Text_20_body">
      <style:paragraph-properties fo:margin-top="0cm" fo:margin-bottom="0cm" fo:break-before="pag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center" style:justify-single-word="false"/>
    </style:style>
    <style:style style:name="P6" style:family="paragraph" style:parent-style-name="Preformatted_20_Text">
      <style:paragraph-properties fo:margin-top="0cm" fo:margin-bottom="0.499cm"/>
    </style:style>
    <style:style style:name="P7" style:family="paragraph" style:parent-style-name="List_20_Contents">
      <style:paragraph-properties fo:margin-top="0cm" fo:margin-bottom="0.499cm"/>
    </style:style>
    <style:style style:name="P8" style:family="paragraph" style:parent-style-name="Quotations">
      <style:paragraph-properties fo:margin-left="0cm" fo:margin-right="1.009cm" fo:text-indent="0cm" style:auto-text-indent="false"/>
    </style:style>
    <style:style style:name="P9" style:family="paragraph" style:parent-style-name="Preformatted_20_Text">
      <style:paragraph-properties fo:margin-left="1cm" fo:margin-right="0cm" fo:text-indent="0cm" style:auto-text-indent="false"/>
    </style:style>
    <style:style style:name="P10" style:family="paragraph" style:parent-style-name="Preformatted_20_Text">
      <style:paragraph-properties fo:margin-left="1cm" fo:margin-right="0cm" fo:margin-top="0cm" fo:margin-bottom="0.499cm" fo:text-indent="0cm" style:auto-text-indent="false"/>
    </style:style>
    <style:style style:name="P11" style:family="paragraph" style:parent-style-name="Standard" style:list-style-name="L1"/>
    <style:style style:name="P12" style:family="paragraph" style:parent-style-name="Heading_20_2">
      <style:paragraph-properties fo:margin-top="0cm" fo:margin-bottom="0cm"/>
    </style:style>
    <style:style style:name="P13" style:family="paragraph" style:parent-style-name="Text_20_body" style:list-style-name="L1">
      <style:paragraph-properties fo:margin-top="0cm" fo:margin-bottom="0cm"/>
    </style:style>
    <style:style style:name="P14" style:family="paragraph" style:parent-style-name="Text_20_body">
      <style:paragraph-properties fo:break-before="page"/>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weight="bold"/>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text:bookmark text:name="SECTION000513000000000000000"/>Operatorüberladung </text:h>
      <text:p text:style-name="P1"/>
      <text:p text:style-name="P1">Für Standarddatentypen wie z.B. <text:span text:style-name="Teletype">int</text:span> existieren in C++ die Operatoren ``<text:span text:style-name="Teletype">+</text:span>``, ``<text:span text:style-name="Teletype">-</text:span>``, ``<text:span text:style-name="Teletype">*</text:span>``, ``<text:span text:style-name="Teletype">/</text:span>``, ... , für benutzerdefinierte Typen (Klassen) werden diese Operatoren nicht automatisch unterstützt. Diese können jedoch selbst definiert werden über sog. Operatorfunktionen, indem bereits bekannte Operatoren für C++ überladen werden. So kann z.B. der Additionsoperator ``<text:span text:style-name="Teletype">+</text:span>`` für Fraction-Objekte umdefiniert werden, ohne dass damit die Addition von <text:span text:style-name="Teletype">int</text:span>-, <text:span text:style-name="Teletype">double</text:span>-, ... Werten aufgehoben wird (@ <text:s/>Funktionenüberladung!). <text:line-break/><text:line-break/><text:span text:style-name="T1">überladbare Operatoren:</text:span> </text:p>
      <text:p text:style-name="P1"/>
      <table:table table:name="Tabelle1" table:style-name="Tabelle1">
        <table:table-column table:style-name="Tabelle1.A"/>
        <table:table-column table:style-name="Tabelle1.B" table:number-columns-repeated="4"/>
        <table:table-column table:style-name="Tabelle1.F"/>
        <table:table-column table:style-name="Tabelle1.G"/>
        <table:table-column table:style-name="Tabelle1.H"/>
        <table:table-row>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amp;</text:span></text:p>
          </table:table-cell>
          <table:table-cell table:style-name="Tabelle1.A1" office:value-type="string">
            <text:p text:style-name="P4"><text:span text:style-name="Teletype">|</text:span></text:p>
          </table:table-cell>
        </table:table-row>
        <table:table-row>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lt;</text:span></text:p>
          </table:table-cell>
          <table:table-cell table:style-name="Tabelle1.A1" office:value-type="string">
            <text:p text:style-name="P4"><text:span text:style-name="Teletype">&gt;</text:span></text:p>
          </table:table-cell>
          <table:table-cell table:style-name="Tabelle1.A1" office:value-type="string">
            <text:p text:style-name="P4"><text:span text:style-name="Teletype">&lt;=</text:span></text:p>
          </table:table-cell>
          <table:table-cell table:style-name="Tabelle1.A1" office:value-type="string">
            <text:p text:style-name="P4"><text:span text:style-name="Teletype">&gt;=</text:span></text:p>
          </table:table-cell>
        </table:table-row>
        <table:table-row>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amp;</text:span></text:p>
          </table:table-cell>
          <table:table-cell table:style-name="Tabelle1.A1" office:value-type="string">
            <text:p text:style-name="P4"><text:span text:style-name="Teletype">||</text:span></text:p>
          </table:table-cell>
        </table:table-row>
        <table:table-row>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amp;=</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row>
        <table:table-row>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text:span></text:p>
          </table:table-cell>
          <table:table-cell table:style-name="Tabelle1.A1" office:value-type="string">
            <text:p text:style-name="P4"><text:span text:style-name="Teletype">-&gt;</text:span></text:p>
          </table:table-cell>
          <table:table-cell table:style-name="Tabelle1.A1" office:value-type="string">
            <text:p text:style-name="P4"><text:span text:style-name="Teletype">-&gt;*</text:span></text:p>
          </table:table-cell>
          <table:table-cell table:style-name="Tabelle1.A1" office:value-type="string">
            <text:p text:style-name="P4"><text:span text:style-name="Teletype">new</text:span></text:p>
          </table:table-cell>
          <table:table-cell table:style-name="Tabelle1.A1" office:value-type="string">
            <text:p text:style-name="P4"><text:span text:style-name="Teletype">delete</text:span></text:p>
          </table:table-cell>
        </table:table-row>
      </table:table>
      <text:p text:style-name="P1"/>
      <text:p text:style-name="P1"><text:span text:style-name="T1">nicht überladbare Operatoren:</text:span> </text:p>
      <text:p text:style-name="P2"><text:span text:style-name="Teletype">::</text:span>     <text:span text:style-name="Teletype">.*</text:span>     <text:span text:style-name="Teletype">.</text:span>     <text:span text:style-name="Teletype">?:</text:span> sizeof</text:p>
      <text:p text:style-name="Text_20_body"><text:span text:style-name="T1">nicht erlaubt beim Operatorüberladen:</text:span> </text:p>
      <text:list xml:id="list19202489061" text:style-name="L1">
        <text:list-item>
          <text:p text:style-name="P13">neuer Operator mit neuen Symbolen wie z.B. ``<text:span text:style-name="Teletype">**</text:span>`` für Exponentiation oder ``<text:span text:style-name="Teletype">$</text:span>`` (auch nicht durch Kombination bekannter Symbole) </text:p>
        </text:list-item>
        <text:list-item>
          <text:p text:style-name="P13">neuer unärer Operator aus bekanntem binären Operator, z.B. ``<text:span text:style-name="Teletype">/</text:span><text:span text:style-name="T2">Klassenobjekt</text:span>``, oder umgekehrt, z.B. ``<text:span text:style-name="T2">1. Klassenobjekt</text:span> <text:span text:style-name="Teletype">!</text:span> <text:span text:style-name="T2">2. Klassenobjekt</text:span>`` </text:p>
        </text:list-item>
        <text:list-item>
          <text:p text:style-name="P13">Operatoren mit mehr als zwei Operanden </text:p>
        </text:list-item>
        <text:list-item>
          <text:p text:style-name="P13">Prioritätsänderung der Operatoren (kann nicht verändert werden) </text:p>
        </text:list-item>
        <text:list-item>
          <text:p text:style-name="P11">beide Operanden sind Standarddatentypen (mindestens ein Operand muß ein selbstdefiniertes Klassenobjekt sein, sonst könnte man die Defintion von Operatoren für Standarddatentypen ändern) </text:p>
        </text:list-item>
      </text:list>
      <text:p text:style-name="Standard"/>
      <text:list xml:id="list1954349228" text:continue-numbering="true" text:style-name="L1">
        <text:list-item>
          <text:p text:style-name="P13">Jedem Operator ist eine <text:span text:style-name="T2">Operatorfunktion/-methode</text:span> zugeordnet, die entweder als objektabhängige Klassen<text:span text:style-name="T4">methode</text:span> (aktuelles Objekt ist 1. Operand, ggf. je nach Operator ein weiterer Operand) oder </text:p>
        </text:list-item>
        <text:list-item>
          <text:p text:style-name="P13">als <text:span text:style-name="T4">globale Funktion</text:span> (ein Argument mehr, alle Operanden sind Argumente) realisiert ist. Dies wird üblicher Weise in Verbindung mit friend-Vereinbarung verwendet.</text:p>
        </text:list-item>
      </text:list>
      <text:p text:style-name="P1"><text:s/><text:line-break/>Der Grundname der Funktion/Methode ist stets </text:p>
      <text:p text:style-name="P2"><text:span text:style-name="Teletype">operator@ </text:span>. </text:p>
      <text:p text:style-name="Text_20_body"><text:span text:style-name="T3">Beispiele:</text:span> </text:p>
      <text:p text:style-name="Quotations"><text:span text:style-name="Teletype">operator+</text:span> <text:line-break/><text:span text:style-name="Teletype">operator+=</text:span> <text:line-break/><text:span text:style-name="Teletype">operator++</text:span> <text:line-break/><text:span text:style-name="Teletype">operator[]</text:span> <text:line-break/><text:span text:style-name="Teletype">operator new</text:span> <text:line-break/><text:span text:style-name="Teletype">operator new []</text:span> </text:p>
      <text:p text:style-name="P1">Beim Vorhandensein einer Klassenmethode für den Operator <text:span text:style-name="T2">und</text:span> einer globalen Funktion für den Operator wird die Klassenmethode bevorzugt. <text:line-break/>Es folgt eine Tabelle zum Vergleich der beiden Realisierungsmöglichkeiten für den Operator @ (Argumente: <text:span text:style-name="Teletype">x</text:span>, ggf. <text:span text:style-name="Teletype">y</text:span>), der den 1. Operanden nicht verändert. Der Rückgabedatentyp der <text:soft-page-break/>Methode/Funktion ist freigestellt, sollte aber unbedingt sinnvoll gewählt werden und zum Operator (und dem Aufruf für Standarddatentypen) passen. Analoges gilt zur Wahl "Referenz oder lokale Kopie als Rückgabewert eines Objektes, wenn der Rückgabewert ein Objekt der Klasse ist. </text:p>
      <text:p text:style-name="P1"/>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4">Art des</text:p>
          </table:table-cell>
          <table:table-cell table:style-name="Tabelle2.A1" office:value-type="string">
            <text:p text:style-name="P4">Syntax des</text:p>
          </table:table-cell>
          <table:table-cell table:style-name="Tabelle2.C1" table:number-columns-spanned="2" office:value-type="string">
            <text:p text:style-name="P5">Realisierung als</text:p>
          </table:table-cell>
          <table:covered-table-cell/>
        </table:table-row>
        <table:table-row>
          <table:table-cell table:style-name="Tabelle2.A2" table:number-columns-spanned="2" office:value-type="string">
            <text:p text:style-name="P5">Operators</text:p>
          </table:table-cell>
          <table:covered-table-cell/>
          <table:table-cell table:style-name="Tabelle2.C5" office:value-type="string">
            <text:p text:style-name="P4">Klassenmethode</text:p>
          </table:table-cell>
          <table:table-cell table:style-name="Tabelle2.D5" office:value-type="string">
            <text:p text:style-name="P4">globale Funktion</text:p>
          </table:table-cell>
        </table:table-row>
        <table:table-row>
          <table:table-cell table:style-name="Tabelle2.A2" office:value-type="string">
            <text:p text:style-name="P4">unär (Präfix)</text:p>
          </table:table-cell>
          <table:table-cell table:style-name="Tabelle2.A2" office:value-type="string">
            <text:p text:style-name="P4"><text:span text:style-name="Teletype">@x</text:span></text:p>
          </table:table-cell>
          <table:table-cell table:style-name="Tabelle2.C5" office:value-type="string">
            <text:p text:style-name="P4"><text:span text:style-name="T2">?</text:span> <text:span text:style-name="T2">Klasse</text:span><text:span text:style-name="Teletype">::operator</text:span> @ <text:line-break/>    <text:span text:style-name="Teletype">(void) const</text:span></text:p>
          </table:table-cell>
          <table:table-cell table:style-name="Tabelle2.D5" office:value-type="string">
            <text:p text:style-name="P4"><text:span text:style-name="T2">?</text:span> <text:span text:style-name="Teletype">operator</text:span> @<text:line-break/>    <text:span text:style-name="Teletype">(const </text:span><text:span text:style-name="Teletype"><text:span text:style-name="T2">Klasse</text:span></text:span><text:span text:style-name="Teletype"> &amp; x)</text:span></text:p>
          </table:table-cell>
        </table:table-row>
        <table:table-row>
          <table:table-cell table:style-name="Tabelle2.A2" office:value-type="string">
            <text:p text:style-name="P4">unär (Postfix)</text:p>
          </table:table-cell>
          <table:table-cell table:style-name="Tabelle2.A2" office:value-type="string">
            <text:p text:style-name="P4"><text:span text:style-name="Teletype">@x</text:span></text:p>
          </table:table-cell>
          <table:table-cell table:style-name="Tabelle2.C5" office:value-type="string">
            <text:p text:style-name="P4"><text:span text:style-name="T2">?</text:span> <text:span text:style-name="T2">Klasse</text:span><text:span text:style-name="Teletype">::operator</text:span> @ <text:line-break/>    <text:span text:style-name="Teletype">(int dummy) const</text:span></text:p>
          </table:table-cell>
          <table:table-cell table:style-name="Tabelle2.D5" office:value-type="string">
            <text:p text:style-name="P4"><text:span text:style-name="T2">?</text:span> <text:span text:style-name="Teletype">operator</text:span> @ <text:line-break/>    <text:span text:style-name="Teletype">(const </text:span><text:span text:style-name="Teletype"><text:span text:style-name="T2">Klasse</text:span></text:span><text:span text:style-name="Teletype"> &amp; x,</text:span> <text:line-break/>    <text:span text:style-name="Teletype">int dummy)</text:span></text:p>
          </table:table-cell>
        </table:table-row>
        <table:table-row>
          <table:table-cell table:style-name="Tabelle2.A2" office:value-type="string">
            <text:p text:style-name="P4">binär</text:p>
          </table:table-cell>
          <table:table-cell table:style-name="Tabelle2.A2" office:value-type="string">
            <text:p text:style-name="P4"><text:span text:style-name="Teletype">x@y</text:span></text:p>
          </table:table-cell>
          <table:table-cell table:style-name="Tabelle2.C5" office:value-type="string">
            <text:p text:style-name="P4"><text:span text:style-name="T2">?</text:span> <text:span text:style-name="T2">Klasse</text:span><text:span text:style-name="Teletype">::operator</text:span> @ <text:line-break/>    <text:span text:style-name="Teletype">(const </text:span><text:span text:style-name="Teletype"><text:span text:style-name="T2">Klasse</text:span></text:span><text:span text:style-name="Teletype"> &amp; y)</text:span> <text:line-break/>    <text:span text:style-name="Teletype"> const</text:span></text:p>
          </table:table-cell>
          <table:table-cell table:style-name="Tabelle2.D5" office:value-type="string">
            <text:p text:style-name="P4"><text:span text:style-name="T2">?</text:span> <text:span text:style-name="Teletype">operator</text:span> @ <text:line-break/>    <text:span text:style-name="Teletype">(const </text:span><text:span text:style-name="Teletype"><text:span text:style-name="T2">Klasse</text:span></text:span><text:span text:style-name="Teletype"> &amp; x,</text:span> <text:line-break/>    <text:span text:style-name="Teletype">const </text:span><text:span text:style-name="Teletype"><text:span text:style-name="T2">Klasse</text:span></text:span><text:span text:style-name="Teletype"> &amp; y)</text:span></text:p>
          </table:table-cell>
        </table:table-row>
      </table:table>
      <text:p text:style-name="P2"/>
      <text:p text:style-name="P1">Ändert der Operator den 1. Operanden, muss der Datentyp eine (veränderbare) Referenz auf die Klasse sein bzw. es muss die <text:span text:style-name="Teletype">const</text:span>-Klassifzierung entfernt werden (Operator +=): </text:p>
      <text:p text:style-name="P1"/>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4">Art des</text:p>
          </table:table-cell>
          <table:table-cell table:style-name="Tabelle3.A1" office:value-type="string">
            <text:p text:style-name="P4">Syntax des</text:p>
          </table:table-cell>
          <table:table-cell table:style-name="Tabelle3.C1" table:number-columns-spanned="2" office:value-type="string">
            <text:p text:style-name="P5">Realisierung als</text:p>
          </table:table-cell>
          <table:covered-table-cell/>
        </table:table-row>
        <table:table-row>
          <table:table-cell table:style-name="Tabelle3.A2" table:number-columns-spanned="2" office:value-type="string">
            <text:p text:style-name="P5">Operators</text:p>
          </table:table-cell>
          <table:covered-table-cell/>
          <table:table-cell table:style-name="Tabelle3.C5" office:value-type="string">
            <text:p text:style-name="P4">Klassenmethode</text:p>
          </table:table-cell>
          <table:table-cell table:style-name="Tabelle3.D5" office:value-type="string">
            <text:p text:style-name="P4">globale Funktion</text:p>
          </table:table-cell>
        </table:table-row>
        <table:table-row>
          <table:table-cell table:style-name="Tabelle3.A2" office:value-type="string">
            <text:p text:style-name="P4">unär (Präfix)</text:p>
          </table:table-cell>
          <table:table-cell table:style-name="Tabelle3.A2" office:value-type="string">
            <text:p text:style-name="P4"><text:span text:style-name="Teletype">@x</text:span></text:p>
          </table:table-cell>
          <table:table-cell table:style-name="Tabelle3.C5" office:value-type="string">
            <text:p text:style-name="P4"><text:span text:style-name="T2">?</text:span> <text:span text:style-name="T2">Klasse</text:span><text:span text:style-name="Teletype">::operator</text:span> @ <text:line-break/>    <text:span text:style-name="Teletype">(void)</text:span></text:p>
          </table:table-cell>
          <table:table-cell table:style-name="Tabelle3.D5" office:value-type="string">
            <text:p text:style-name="P4"><text:span text:style-name="T2">?</text:span> <text:span text:style-name="Teletype">operator</text:span> @ <text:line-break/>    <text:span text:style-name="Teletype">( </text:span><text:span text:style-name="Teletype"><text:span text:style-name="T2">Klasse</text:span></text:span><text:span text:style-name="Teletype"> &amp; x)</text:span></text:p>
          </table:table-cell>
        </table:table-row>
        <table:table-row>
          <table:table-cell table:style-name="Tabelle3.A2" office:value-type="string">
            <text:p text:style-name="P4">unär (Postfix)</text:p>
          </table:table-cell>
          <table:table-cell table:style-name="Tabelle3.A2" office:value-type="string">
            <text:p text:style-name="P4"><text:span text:style-name="Teletype">@x</text:span></text:p>
          </table:table-cell>
          <table:table-cell table:style-name="Tabelle3.C5" office:value-type="string">
            <text:p text:style-name="P4"><text:span text:style-name="T2">?</text:span> <text:span text:style-name="T2">Klasse</text:span><text:span text:style-name="Teletype">::operator</text:span> @ <text:line-break/>    <text:span text:style-name="Teletype">(int dummy)</text:span></text:p>
          </table:table-cell>
          <table:table-cell table:style-name="Tabelle3.D5" office:value-type="string">
            <text:p text:style-name="P4"><text:span text:style-name="T2">?</text:span> <text:span text:style-name="Teletype">operator</text:span> @ <text:line-break/>    <text:span text:style-name="Teletype">( </text:span><text:span text:style-name="Teletype"><text:span text:style-name="T2">Klasse</text:span></text:span><text:span text:style-name="Teletype"> &amp; x,</text:span> <text:line-break/>    <text:span text:style-name="Teletype">int dummy)</text:span></text:p>
          </table:table-cell>
        </table:table-row>
        <table:table-row>
          <table:table-cell table:style-name="Tabelle3.A2" office:value-type="string">
            <text:p text:style-name="P4">binär</text:p>
          </table:table-cell>
          <table:table-cell table:style-name="Tabelle3.A2" office:value-type="string">
            <text:p text:style-name="P4"><text:span text:style-name="Teletype">x@y</text:span></text:p>
          </table:table-cell>
          <table:table-cell table:style-name="Tabelle3.C5" office:value-type="string">
            <text:p text:style-name="P4"><text:span text:style-name="T2">?</text:span> <text:span text:style-name="T2">Klasse</text:span><text:span text:style-name="Teletype">::operator</text:span> @ <text:line-break/>    <text:span text:style-name="Teletype">(const </text:span><text:span text:style-name="Teletype"><text:span text:style-name="T2">Klasse</text:span></text:span><text:span text:style-name="Teletype"> &amp; y)</text:span></text:p>
          </table:table-cell>
          <table:table-cell table:style-name="Tabelle3.D5" office:value-type="string">
            <text:p text:style-name="P4"><text:span text:style-name="T2">?</text:span> <text:span text:style-name="Teletype">operator</text:span> @ <text:line-break/>    <text:span text:style-name="Teletype">( </text:span><text:span text:style-name="Teletype"><text:span text:style-name="T2">Klasse</text:span></text:span><text:span text:style-name="Teletype"> &amp; x,</text:span> <text:line-break/>    <text:span text:style-name="Teletype">const </text:span><text:span text:style-name="Teletype"><text:span text:style-name="T2">Klasse</text:span></text:span><text:span text:style-name="Teletype"> &amp; y)</text:span></text:p>
          </table:table-cell>
        </table:table-row>
      </table:table>
      <text:p text:style-name="P2"/>
      <text:p text:style-name="P1">Die Unterscheidung pre-/postOperator ist GNU-spezifisch. Andere Compiler liefern preOperatoren.</text:p>
      <text:p text:style-name="P1"/>
      <text:p text:style-name="P1"/>
      <text:p text:style-name="P1"/>
      <text:p text:style-name="P1">In beiden Fällen wird der Operator normalerweise in der Kurzform aufgerufen (vgl. Tabelle, 2. Spalte), was aber dem expliziten Aufruf in der 3. Spalte bzw. in der 4. Spalte (je nach Realisierung) entspricht: </text:p>
      <text:p text:style-name="P1"/>
      <text:p text:style-name="P3"/>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4">Art des</text:p>
          </table:table-cell>
          <table:table-cell table:style-name="Tabelle4.A1" office:value-type="string">
            <text:p text:style-name="P4">Kurzform des</text:p>
          </table:table-cell>
          <table:table-cell table:style-name="Tabelle4.C1" table:number-columns-spanned="2" office:value-type="string">
            <text:p text:style-name="P5">expliziter Aufruf der</text:p>
          </table:table-cell>
          <table:covered-table-cell/>
        </table:table-row>
        <table:table-row>
          <table:table-cell table:style-name="Tabelle4.A2" table:number-columns-spanned="2" office:value-type="string">
            <text:p text:style-name="P5">Operators</text:p>
          </table:table-cell>
          <table:covered-table-cell/>
          <table:table-cell table:style-name="Tabelle4.C5" office:value-type="string">
            <text:p text:style-name="P4">Klassenmethode</text:p>
          </table:table-cell>
          <table:table-cell table:style-name="Tabelle4.D5" office:value-type="string">
            <text:p text:style-name="P4">globalen Funktion</text:p>
          </table:table-cell>
        </table:table-row>
        <table:table-row>
          <table:table-cell table:style-name="Tabelle4.A2" office:value-type="string">
            <text:p text:style-name="P4">unär (Präfix)</text:p>
          </table:table-cell>
          <table:table-cell table:style-name="Tabelle4.A2" office:value-type="string">
            <text:p text:style-name="P4"><text:span text:style-name="Teletype">@x</text:span></text:p>
          </table:table-cell>
          <table:table-cell table:style-name="Tabelle4.C5" office:value-type="string">
            <text:p text:style-name="P4"><text:span text:style-name="Teletype">x.operator</text:span> @<text:span text:style-name="Teletype">()</text:span></text:p>
          </table:table-cell>
          <table:table-cell table:style-name="Tabelle4.D5" office:value-type="string">
            <text:p text:style-name="P4"><text:span text:style-name="Teletype">operator</text:span> @<text:span text:style-name="Teletype">(x)</text:span></text:p>
          </table:table-cell>
        </table:table-row>
        <table:table-row>
          <table:table-cell table:style-name="Tabelle4.A2" office:value-type="string">
            <text:p text:style-name="P4">unär (Postfix)</text:p>
          </table:table-cell>
          <table:table-cell table:style-name="Tabelle4.A2" office:value-type="string">
            <text:p text:style-name="P4"><text:span text:style-name="Teletype">@x</text:span></text:p>
          </table:table-cell>
          <table:table-cell table:style-name="Tabelle4.C5" office:value-type="string">
            <text:p text:style-name="P4"><text:span text:style-name="Teletype">x.operator</text:span> @<text:span text:style-name="Teletype">(0)</text:span></text:p>
          </table:table-cell>
          <table:table-cell table:style-name="Tabelle4.D5" office:value-type="string">
            <text:p text:style-name="P4"><text:span text:style-name="Teletype">operator</text:span> @<text:span text:style-name="Teletype">(x, 0)</text:span></text:p>
          </table:table-cell>
        </table:table-row>
        <table:table-row>
          <table:table-cell table:style-name="Tabelle4.A2" office:value-type="string">
            <text:p text:style-name="P4">binär</text:p>
          </table:table-cell>
          <table:table-cell table:style-name="Tabelle4.A2" office:value-type="string">
            <text:p text:style-name="P4"><text:span text:style-name="Teletype">x@y</text:span></text:p>
          </table:table-cell>
          <table:table-cell table:style-name="Tabelle4.C5" office:value-type="string">
            <text:p text:style-name="P4"><text:span text:style-name="Teletype">x.operator</text:span> @<text:span text:style-name="Teletype">(y)</text:span></text:p>
          </table:table-cell>
          <table:table-cell table:style-name="Tabelle4.D5" office:value-type="string">
            <text:p text:style-name="P4"><text:span text:style-name="Teletype">operator</text:span> @<text:span text:style-name="Teletype">(x,y)</text:span></text:p>
          </table:table-cell>
        </table:table-row>
      </table:table>
      <text:p text:style-name="P2"/>
      <text:p text:style-name="Text_20_body">Eine Operatorüberladung kann eine objektabhängige Methode sein in der Form </text:p>
      <text:p text:style-name="Quotations"><text:span text:style-name="T2">Ergebnisdatentyp</text:span> <text:span text:style-name="T2">Klassenname</text:span><text:span text:style-name="Teletype">::operator</text:span> <text:span text:style-name="T2">Operatorzeichen</text:span> <text:line-break/>    <text:span text:style-name="Teletype">(</text:span><text:span text:style-name="T2">kein oder ein Argument</text:span><text:span text:style-name="Teletype">);</text:span> </text:p>
      <text:p text:style-name="Text_20_body">Das optionale Argument (hängt vom Operator ab) muss nicht Objekt derselben Klasse sein (evtl. Objekt einer anderen Klasse oder Variable eines Standarddatentyps). <text:span text:style-name="T3">Beispiele:</text:span> </text:p>
      <text:p text:style-name="Quotations"><text:span text:style-name="Teletype">Fraction operator+ <text:s text:c="3"/>(const Fraction &amp; z);</text:span> <text:line-break/><text:span text:style-name="Teletype">Fraction &amp; operator= <text:s/>(const Fraction &amp; z);</text:span> <text:line-break/><text:span text:style-name="Teletype">Fraction &amp; operator+= (const Fraction &amp; z);</text:span> <text:line-break/><text:span text:style-name="Teletype">Fraction operator- <text:s text:c="3"/>(void) const;</text:span> </text:p>
      <text:p text:style-name="Text_20_body">(1. Operand ist das aktuelle Objekt, ggf. ist der 2. Operand das übergebene Argument). <text:line-break/>Die Aufrufe </text:p>
      <text:p text:style-name="Preformatted_20_Text"><text:s text:c="4"/>Fraction erg, erg2, z1(1.0, 2.0), z2(3.0, -4.0);</text:p>
      <text:p text:style-name="Preformatted_20_Text"/>
      <text:p text:style-name="Preformatted_20_Text"><text:s text:c="4"/>erg = z1 + z2;</text:p>
      <text:p text:style-name="Preformatted_20_Text"><text:s text:c="4"/>erg += z1;</text:p>
      <text:p text:style-name="Preformatted_20_Text"><text:s text:c="4"/>erg2 = z1;</text:p>
      <text:p text:style-name="P6"><text:s text:c="4"/>erg2 = -erg;</text:p>
      <text:p text:style-name="Text_20_body">entsprechen damit Aufrufen von objektabhängigen Methoden: </text:p>
      <text:p text:style-name="Preformatted_20_Text"><text:s text:c="4"/>Fraction erg, erg2, z1(1.0, 2.0), z2(3.0, -4.0);</text:p>
      <text:p text:style-name="Preformatted_20_Text"/>
      <text:p text:style-name="Preformatted_20_Text"><text:s text:c="4"/>erg = z1.operator +(z2);</text:p>
      <text:p text:style-name="Preformatted_20_Text"><text:s text:c="4"/>erg.operator +=(z1);</text:p>
      <text:p text:style-name="Preformatted_20_Text"><text:s text:c="4"/>erg2.operator =(z1);</text:p>
      <text:p text:style-name="P6"><text:s text:c="4"/>erg2 = erg.operator -();</text:p>
      <text:p text:style-name="Text_20_body">Sie kann aber auch eine globale Methode sein mit dem besonderen Namen </text:p>
      <text:p text:style-name="Quotations"><text:span text:style-name="T2">Ergebnisdatentyp</text:span> <text:span text:style-name="Teletype">operator</text:span> <text:span text:style-name="T2">Operatorzeichen</text:span><text:span text:style-name="Teletype">(</text:span><text:span text:style-name="T2">ein oder zwei Argumente</text:span><text:span text:style-name="Teletype">);</text:span> </text:p>
      <text:p text:style-name="Text_20_body">Das eine oder eines der beiden Argumente (hängt vom Operator ab) muss Objekt derselben Klasse sein, das evtl. vorhandene andere Argument kann evtl. Objekt einer anderen Klasse oder Variable eines Standarddatentyps sein. <text:span text:style-name="T3">Beispiele:</text:span> </text:p>
      <text:p text:style-name="P8"><text:span text:style-name="Teletype">Fraction operator +(const Fraction &amp; z1, const Fraction &amp; z2);</text:span> <text:line-break/><text:span text:style-name="Teletype">Fraction &amp; operator +=(Fraction &amp; z1, const Fraction &amp; z2);)</text:span> <text:line-break/><text:span text:style-name="Teletype">Fraction &amp; operator =(Fraction &amp; z1, const Fraction &amp; z2);)</text:span> <text:line-break/><text:span text:style-name="Teletype">Fraction operator-(const Fraction &amp; z);</text:span> </text:p>
      <text:p text:style-name="Text_20_body"/>
      <text:p text:style-name="Text_20_body">Die Aufrufe </text:p>
      <text:p text:style-name="Preformatted_20_Text"><text:s text:c="4"/>Fraction erg, erg2, z1(1.0, 2.0), z2(3.0, -4.0);</text:p>
      <text:p text:style-name="Preformatted_20_Text"><text:soft-page-break/></text:p>
      <text:p text:style-name="Preformatted_20_Text"><text:s text:c="4"/>erg = z1 + z2;</text:p>
      <text:p text:style-name="Preformatted_20_Text"><text:s text:c="4"/>erg += z1;</text:p>
      <text:p text:style-name="Preformatted_20_Text"><text:s text:c="4"/>erg2 = z1;</text:p>
      <text:p text:style-name="P6"><text:s text:c="4"/>erg2 = -erg;</text:p>
      <text:p text:style-name="Text_20_body">entsprechen dann Aufrufen von global definierten Methoden: </text:p>
      <text:p text:style-name="Preformatted_20_Text"><text:s text:c="4"/>Fraction erg, z1(1.0, 2.0), z2(3.0, -4.0);</text:p>
      <text:p text:style-name="Preformatted_20_Text"/>
      <text:p text:style-name="Preformatted_20_Text"><text:s text:c="4"/>erg = operator +(z1, z2);</text:p>
      <text:p text:style-name="Preformatted_20_Text"><text:s text:c="4"/>operator +=(erg, z1);</text:p>
      <text:p text:style-name="Preformatted_20_Text"><text:s text:c="4"/>operator =(erg2, z1);</text:p>
      <text:p text:style-name="P6"><text:s text:c="4"/>erg2 = operator -(erg);</text:p>
      <text:p text:style-name="Text_20_body"><text:span text:style-name="T4">Statische Methoden können (leider) nicht zur Operatorüberladung dienen.</text:span> <text:line-break/></text:p>
      <text:h text:style-name="Heading_20_3" text:outline-level="3"><text:bookmark text:name="SECTION00058300000000000000"/>1.7.3 * Typumwandlungskonstruktor </text:h>
      <text:p text:style-name="Text_20_body">Typumwandlungen von Klassenobjekten in andere Datentypen oder umgekehrt können durch Konstruktoren oder durch Konvertierungsmethoden (vgl. später) erreicht werden. Ein Typumwandlungskonstruktor ist ein Konstruktor, der eine explizite oder implizite Typumwandlung von einem Datentyp T in die Klasse erlaubt. Dazu muß er aus genau <text:span text:style-name="T4">einem Übergabeparameter vom Datentyp T, </text:span><text:span text:style-name="Teletype"><text:span text:style-name="T4">const</text:span></text:span><text:span text:style-name="T4"> T oder konstante/nichtkonstante Referenz auf T </text:span>bestehen. </text:p>
      <text:p text:style-name="Text_20_body"><text:span text:style-name="T3">Beispiel 1.3</text:span>   Typumwandlung <text:span text:style-name="Teletype">double</text:span> in Klasse <text:span text:style-name="Teletype">Fraction</text:span> </text:p>
      <text:p text:style-name="Preformatted_20_Text"><text:s text:c="3"/>class Fraction</text:p>
      <text:p text:style-name="Preformatted_20_Text"><text:s text:c="3"/>{</text:p>
      <text:p text:style-name="Preformatted_20_Text"><text:s text:c="5"/>private:</text:p>
      <text:p text:style-name="Preformatted_20_Text"><text:s text:c="7"/>long Num, Denom;</text:p>
      <text:p text:style-name="Preformatted_20_Text"/>
      <text:p text:style-name="Preformatted_20_Text"><text:s text:c="5"/>public:</text:p>
      <text:p text:style-name="Preformatted_20_Text"><text:s text:c="7"/>Fraction(void)</text:p>
      <text:p text:style-name="Preformatted_20_Text"><text:s text:c="7"/>{</text:p>
      <text:p text:style-name="Preformatted_20_Text"><text:s text:c="9"/>Num = Denom = 0;</text:p>
      <text:p text:style-name="Preformatted_20_Text"><text:s text:c="7"/>}</text:p>
      <text:p text:style-name="Preformatted_20_Text"><text:s text:c="7"/>// Typumwandlungskonstruktor double -&gt; Fraction</text:p>
      <text:p text:style-name="Preformatted_20_Text"><text:s text:c="7"/>Fraction(long n)</text:p>
      <text:p text:style-name="Preformatted_20_Text"><text:s text:c="7"/>{</text:p>
      <text:p text:style-name="Preformatted_20_Text"><text:s text:c="9"/>Num = r;</text:p>
      <text:p text:style-name="Preformatted_20_Text"><text:s text:c="9"/>Denom = 1;</text:p>
      <text:p text:style-name="Preformatted_20_Text"><text:s text:c="7"/>}</text:p>
      <text:p text:style-name="Preformatted_20_Text"/>
      <text:p text:style-name="Preformatted_20_Text"><text:s text:c="7"/>// weitere moegliche Alternativen:</text:p>
      <text:p text:style-name="Preformatted_20_Text"><text:s text:c="7"/>// <text:s text:c="2"/>Fraction(const long n);</text:p>
      <text:p text:style-name="Preformatted_20_Text"><text:s text:c="7"/>// <text:s text:c="2"/>Fraction(long &amp; n);</text:p>
      <text:p text:style-name="Preformatted_20_Text"><text:s text:c="7"/>// <text:s text:c="2"/>Fraction(const long &amp; n);</text:p>
      <text:p text:style-name="Preformatted_20_Text"/>
      <text:p text:style-name="Preformatted_20_Text"><text:s text:c="7"/>// Typumwandlung long * in Fraction:</text:p>
      <text:p text:style-name="Preformatted_20_Text"><text:s text:c="7"/>// <text:s text:c="2"/>Fraction(long * n);</text:p>
      <text:p text:style-name="Preformatted_20_Text"><text:s text:c="7"/>...</text:p>
      <text:p text:style-name="P6"><text:s text:c="3"/>};</text:p>
      <text:p text:style-name="Text_20_body">Bei der Definition von Typumwandlungskonstruktoren muß man sehr vorsichtig sein, da dieser in vielen Situationen implizit aufgerufen wird. Soll dieser automatische Umwandlungsmechanismus außer Kraft gesetzt werden, muss man das Schlüsselwort <text:span text:style-name="Teletype"><text:span text:style-name="T4">explicit</text:span></text:span> vor dem Konstruktornamen = Klassenname voranstellen. </text:p>
      <text:p text:style-name="Quotations"><text:soft-page-break/><text:span text:style-name="Teletype">explicit Fraction(double r);</text:span> </text:p>
      <text:p text:style-name="Text_20_body"><text:span text:style-name="T1"/></text:p>
      <text:p text:style-name="P14"><text:span text:style-name="T1">Aufruf des Typumwandlungskonstruktors:</text:span> </text:p>
      <text:p text:style-name="List_20_Heading">(i) </text:p>
      <text:p text:style-name="P7"><text:span text:style-name="T4">Initialisierung von Klassenobjekten</text:span>, z.B. in der Form </text:p>
      <text:p text:style-name="P9"><text:s text:c="4"/>// wird durch explicit untersagt</text:p>
      <text:p text:style-name="P9"><text:s text:c="4"/>Fraction z1 = 2;</text:p>
      <text:p text:style-name="P9"/>
      <text:p text:style-name="P9"><text:s text:c="4"/>// ist auch bei explicit-Qualifizierung erlaubt</text:p>
      <text:p text:style-name="P9"><text:s text:c="4"/>Fraction z2(2);</text:p>
      <text:p text:style-name="P10"><text:s text:c="4"/>Fraction z3 = Fraction(2);</text:p>
      <text:p text:style-name="P7">Beispiel für die Klasse <text:span text:style-name="Teletype">string</text:span>, die einen Typumwandlungskonstruktor der Form </text:p>
      <text:p text:style-name="P10"><text:s text:c="4"/>string(const char* s);</text:p>
      <text:p text:style-name="P7">besitzt (Umwandlung von C-Strings in ein <text:span text:style-name="Teletype">string</text:span>-Objekt): </text:p>
      <text:p text:style-name="P9"><text:s text:c="4"/>string name1 = "Max Mustermann";</text:p>
      <text:p text:style-name="P9"><text:s text:c="4"/>string name2("Max Mustermann");</text:p>
      <text:p text:style-name="P10"><text:s text:c="4"/>string name3 = string("Max Mustermann");</text:p>
      <text:p text:style-name="List_20_Heading">(ii) </text:p>
      <text:p text:style-name="P7"><text:span text:style-name="T4">Funktionsaufruf mit einem aktuellen Parameter</text:span>, der mit einem Typumwandlungskonstruktor in ein Klassenobjekt umwandelbar ist: </text:p>
      <text:p text:style-name="P9"><text:s text:c="4"/>class Fraction</text:p>
      <text:p text:style-name="P9"><text:s text:c="4"/>{</text:p>
      <text:p text:style-name="P9"><text:s text:c="6"/>private:</text:p>
      <text:p text:style-name="P9"><text:s text:c="8"/>double re, im;</text:p>
      <text:p text:style-name="P9"><text:s/></text:p>
      <text:p text:style-name="P9"><text:s text:c="6"/>public:</text:p>
      <text:p text:style-name="P9"><text:s text:c="8"/>Fraction(void);</text:p>
      <text:p text:style-name="P9"><text:s text:c="8"/>Fraction(long n);</text:p>
      <text:p text:style-name="P9"><text:s text:c="8"/>Fraction(long n, long d);</text:p>
      <text:p text:style-name="P9"><text:s text:c="8"/>Fraction add(const Fraction &amp; z);</text:p>
      <text:p text:style-name="P9"><text:s text:c="8"/>// schlechtere Form, nur als Beispiel</text:p>
      <text:p text:style-name="P9"><text:s text:c="8"/>// besser:</text:p>
      <text:p text:style-name="P9"><text:s text:c="8"/>// <text:s/>Fraction sub(const Fraction &amp; z);</text:p>
      <text:p text:style-name="P9"><text:s text:c="8"/>void sub(Fraction z);</text:p>
      <text:p text:style-name="P9"><text:s text:c="4"/>};</text:p>
      <text:p text:style-name="P9"/>
      <text:p text:style-name="P9"><text:s text:c="4"/>...</text:p>
      <text:p text:style-name="P9"/>
      <text:p text:style-name="P9"><text:s text:c="4"/>int main(void)</text:p>
      <text:p text:style-name="P9"><text:s text:c="4"/>{</text:p>
      <text:p text:style-name="P9"><text:s text:c="6"/>Fraction z1(1, -2), res;</text:p>
      <text:p text:style-name="P9"/>
      <text:p text:style-name="P9"><text:s text:c="6"/>z1.add(2); </text:p>
      <text:p text:style-name="P9"><text:s text:c="6"/>// wirkt wie</text:p>
      <text:p text:style-name="P9"><text:s text:c="6"/>// <text:s text:c="2"/>z1.add(Fraction(2)); </text:p>
      <text:p text:style-name="P9"><text:s text:c="6"/>// (Aufruf mit temporaerem Objekt Fraction(2.0))</text:p>
      <text:p text:style-name="P9"><text:s text:c="6"/>return 0;</text:p>
      <text:p text:style-name="P10"><text:s text:c="4"/>}</text:p>
      <text:p text:style-name="P7"/>
      <text:p text:style-name="P7">Beispiel mit der Klasse <text:span text:style-name="Teletype">string</text:span>: </text:p>
      <text:p text:style-name="P9"><text:soft-page-break/><text:s text:c="4"/>// analog fuer</text:p>
      <text:p text:style-name="P9"><text:s text:c="4"/>// <text:s text:c="2"/>bool contains(const string &amp; s, string pattern)</text:p>
      <text:p text:style-name="P9"/>
      <text:p text:style-name="P9"><text:s text:c="4"/>bool contains(const string &amp; s, const string &amp; pattern)</text:p>
      <text:p text:style-name="P9"><text:s text:c="4"/>{</text:p>
      <text:p text:style-name="P9"><text:s text:c="6"/>string::size_type pos;</text:p>
      <text:p text:style-name="P9"/>
      <text:p text:style-name="P9"><text:s text:c="6"/>pos = s.find(pattern);</text:p>
      <text:p text:style-name="P9"><text:s text:c="6"/>return pos != string::npos;</text:p>
      <text:p text:style-name="P9"><text:s text:c="4"/>}</text:p>
      <text:p text:style-name="P9"/>
      <text:p text:style-name="P9"><text:s text:c="4"/>int main(void)</text:p>
      <text:p text:style-name="P9"><text:s text:c="4"/>{</text:p>
      <text:p text:style-name="P9"><text:s text:c="6"/>string satz("Call-by-call ist keine Preselection!");</text:p>
      <text:p text:style-name="P9"/>
      <text:p text:style-name="P9"><text:s text:c="6"/>// C-String "call" wird in ein temporaeres string-Objekt</text:p>
      <text:p text:style-name="P9"><text:s text:c="6"/>// <text:s text:c="2"/>string("call") umgewandelt mit dem Typumwandlungskonstruktor</text:p>
      <text:p text:style-name="P9"/>
      <text:p text:style-name="P9"><text:s text:c="6"/>if (contains(satz, "call"))</text:p>
      <text:p text:style-name="P9"><text:s text:c="8"/>cout &lt;&lt; "string satz enthaelt Wort call!" &lt;&lt; endl;</text:p>
      <text:p text:style-name="P9"/>
      <text:p text:style-name="P9"><text:s text:c="6"/>...</text:p>
      <text:p text:style-name="P9"/>
      <text:p text:style-name="P9"><text:s text:c="6"/>return 0;</text:p>
      <text:p text:style-name="P10"><text:s text:c="4"/>}</text:p>
      <text:p text:style-name="P7">Die konstante Referenz wird also wie in der Form </text:p>
      <text:p text:style-name="P9"><text:s text:c="4"/>// eigentlich: </text:p>
      <text:p text:style-name="P9"><text:s text:c="4"/>// <text:s text:c="2"/>const string &amp; pattern = string("call");</text:p>
      <text:p text:style-name="P10"><text:s text:c="4"/>const string &amp; pattern = "call";</text:p>
      <text:p text:style-name="List_20_Contents">initialisiert. </text:p>
      <text:p text:style-name="List_20_Heading">(iii) </text:p>
      <text:p text:style-name="P7"><text:span text:style-name="T4">Bestimmung des Funktionswertes mit einem </text:span><text:span text:style-name="Teletype"><text:span text:style-name="T4">return</text:span></text:span><text:span text:style-name="T4">-Wert</text:span> eines Datentyps, der aufgrund des Datentyps des Rückgabewerts in ein Klassenobjekt umgewandelt wird. </text:p>
      <text:p text:style-name="P9"><text:s text:c="4"/>class Fraction</text:p>
      <text:p text:style-name="P9"><text:s text:c="4"/>{</text:p>
      <text:p text:style-name="P9"><text:s text:c="6"/>private:</text:p>
      <text:p text:style-name="P9"><text:s text:c="8"/>double re, im;</text:p>
      <text:p text:style-name="P9"><text:s/></text:p>
      <text:p text:style-name="P9"><text:s text:c="6"/>public:</text:p>
      <text:p text:style-name="P9"><text:s text:c="8"/>Fraction(void);</text:p>
      <text:p text:style-name="P9"><text:s text:c="8"/>Fraction(double r);</text:p>
      <text:p text:style-name="P9"><text:s text:c="8"/>Fraction(double r, double i);</text:p>
      <text:p text:style-name="P9"><text:s text:c="8"/>// analog fuer</text:p>
      <text:p text:style-name="P9"><text:s text:c="8"/>// <text:s text:c="2"/>const Fraction &amp; zero(void);</text:p>
      <text:p text:style-name="P9"><text:s text:c="8"/>Fraction zero(void)</text:p>
      <text:p text:style-name="P9"><text:s text:c="8"/>{</text:p>
      <text:p text:style-name="P9"><text:s text:c="10"/>// Rueckgabe von Fraction(0)</text:p>
      <text:p text:style-name="P9"><text:s text:c="10"/>return 0;</text:p>
      <text:p text:style-name="P9"><text:s text:c="8"/>}</text:p>
      <text:p text:style-name="P9"><text:s text:c="8"/>...</text:p>
      <text:p text:style-name="P10"><text:s text:c="4"/>};</text:p>
      <text:p text:style-name="P7">Im Aufruf </text:p>
      <text:p text:style-name="P9"><text:s text:c="4"/>int main(void)</text:p>
      <text:p text:style-name="P9"><text:s text:c="4"/>{</text:p>
      <text:p text:style-name="P9"><text:soft-page-break/><text:s text:c="6"/>Fraction null, z1(1, 2);</text:p>
      <text:p text:style-name="P9"/>
      <text:p text:style-name="P9"><text:s text:c="6"/>null = z1.zero();</text:p>
      <text:p text:style-name="P9"/>
      <text:p text:style-name="P9"><text:s text:c="6"/>return 0;</text:p>
      <text:p text:style-name="P10"><text:s text:c="4"/>}</text:p>
      <text:p text:style-name="P7">wird dem Objekt <text:span text:style-name="Teletype">null</text:span> das temporäre Objekt <text:span text:style-name="Teletype">Fraction(0)</text:span> zugewiesen. <text:line-break/>Beispiel mit Klasse <text:span text:style-name="Teletype">string</text:span>: </text:p>
      <text:p text:style-name="P9"><text:s text:c="5"/>enum waehrung { dollar, euro, dm, pfund };</text:p>
      <text:p text:style-name="P9"/>
      <text:p text:style-name="P9"><text:s text:c="5"/>// analog fuer</text:p>
      <text:p text:style-name="P9"><text:s text:c="5"/>// const string &amp; waehrung_bez(waehrung w)</text:p>
      <text:p text:style-name="P9"/>
      <text:p text:style-name="P9"><text:s text:c="5"/>string waehrung_bez(waehrung w)</text:p>
      <text:p text:style-name="P9"><text:s text:c="5"/>{</text:p>
      <text:p text:style-name="P9"><text:s text:c="7"/>switch(w)</text:p>
      <text:p text:style-name="P9"><text:s text:c="7"/>{</text:p>
      <text:p text:style-name="P9"><text:s text:c="9"/>// Rueckgabe des temporaeren Objekts string("$")</text:p>
      <text:p text:style-name="P9"><text:s text:c="9"/>case dollar: return "$";</text:p>
      <text:p text:style-name="P9"><text:s text:c="9"/>// Rueckgabe des temporaeren Objekts string("Euro")</text:p>
      <text:p text:style-name="P9"><text:s text:c="9"/>case euro: <text:s text:c="2"/>return "Euro";</text:p>
      <text:p text:style-name="P9"><text:s text:c="9"/>case dm: <text:s text:c="4"/>return "DM";</text:p>
      <text:p text:style-name="P9"><text:s text:c="9"/>case pfund: <text:s/>return "Pfund";</text:p>
      <text:p text:style-name="P9"><text:s text:c="7"/>}</text:p>
      <text:p text:style-name="P10"><text:s text:c="5"/>}</text:p>
      <text:p text:style-name="P7">Im Aufruf </text:p>
      <text:p text:style-name="P9"><text:s text:c="5"/>int main(void)</text:p>
      <text:p text:style-name="P9"><text:s text:c="5"/>{</text:p>
      <text:p text:style-name="P9"><text:s text:c="7"/>float kosten = 6.99f;</text:p>
      <text:p text:style-name="P9"/>
      <text:p text:style-name="P9"><text:s text:c="7"/>cout &lt;&lt; "Kosten: " &lt;&lt; kosten &lt;&lt; " "</text:p>
      <text:p text:style-name="P9"><text:s text:c="12"/>&lt;&lt; waeherung_bez(dm) &lt;&lt; endl;</text:p>
      <text:p text:style-name="P9"/>
      <text:p text:style-name="P9"><text:s text:c="7"/>return 0;</text:p>
      <text:p text:style-name="P10"><text:s text:c="5"/>}</text:p>
      <text:p text:style-name="List_20_Contents">wird der C-String <text:span text:style-name="Teletype">"DM"</text:span> im <text:span text:style-name="Teletype">return</text:span>-Wert mit dem Typumwandlungskonstruktor in ein temporäres <text:span text:style-name="Teletype">string</text:span>-Objekt umgewandelt, da der Rückgabewert ein <text:span text:style-name="Teletype">string</text:span>-Objekt sein muß. </text:p>
      <text:p text:style-name="List_20_Heading">(iv) </text:p>
      <text:p text:style-name="P7"><text:span text:style-name="T4">Typumwandlung in Ausdrücken</text:span>: <text:line-break/>Benötigt ein Operator einen Operanden von einer bestimmten Klasse und liegt der Operand in einem Datentyp vor, der in die Klasse per Typumwandlungskonstruktor umgewandelt werden kann, wird dieser auch implizit aufgerufen. </text:p>
      <text:p text:style-name="P9"/>
      <text:p text:style-name="P7">In der <text:span text:style-name="Teletype">main</text:span>-Funktion wird dann automatisch der Typumwandlungskonstruktor aufgerufen. </text:p>
      <text:p text:style-name="P9"><text:s text:c="4"/>int main(void)</text:p>
      <text:p text:style-name="P9"><text:s text:c="4"/>{</text:p>
      <text:p text:style-name="P9"><text:s text:c="6"/>long x = 3;</text:p>
      <text:p text:style-name="P9"><text:s text:c="6"/>Fraction z(1,2)), res;</text:p>
      <text:p text:style-name="P9"/>
      <text:p text:style-name="P9"><text:s text:c="6"/>// wirkt wie </text:p>
      <text:p text:style-name="P9"><text:s text:c="6"/>// <text:s text:c="2"/>res = z + Fraction(x);</text:p>
      <text:p text:style-name="P9"><text:soft-page-break/><text:s text:c="6"/>// genauer wie</text:p>
      <text:p text:style-name="P9"><text:s text:c="6"/>// <text:s text:c="2"/>res = z.operator+(Fraction(x));</text:p>
      <text:p text:style-name="P9"><text:s text:c="6"/>res = z + x;</text:p>
      <text:p text:style-name="P9"><text:s text:c="6"/>cout &lt;&lt; "z + x = " &lt;&lt; res &lt;&lt; endl;</text:p>
      <text:p text:style-name="P9"/>
      <text:p text:style-name="P9"><text:s text:c="6"/>// wirkt wie </text:p>
      <text:p text:style-name="P9"><text:s text:c="6"/>// <text:s text:c="2"/>res = z + Fraction(2);</text:p>
      <text:p text:style-name="P9"><text:s text:c="6"/>res = z + 2</text:p>
      <text:p text:style-name="P9"><text:s text:c="6"/>cout &lt;&lt; "z + 2 = " &lt;&lt; res &lt;&lt; endl;</text:p>
      <text:p text:style-name="P9"/>
      <text:p text:style-name="P9"><text:s text:c="6"/>// wirkt wie</text:p>
      <text:p text:style-name="P9"><text:s text:c="6"/>// <text:s text:c="2"/>res = Fraction(0);</text:p>
      <text:p text:style-name="P9"><text:s text:c="6"/>// Operator "=" wird hier aufgerufen, also</text:p>
      <text:p text:style-name="P9"><text:s text:c="6"/>// <text:s text:c="2"/>res.operator=(Fraction(0));</text:p>
      <text:p text:style-name="P9"><text:s text:c="6"/>res = 0;</text:p>
      <text:p text:style-name="P9"><text:s text:c="6"/>cout &lt;&lt; "res = " &lt;&lt; res &lt;&lt; endl;</text:p>
      <text:p text:style-name="P9"/>
      <text:p text:style-name="P9"><text:s text:c="6"/>...</text:p>
      <text:p text:style-name="P9"/>
      <text:p text:style-name="P9"><text:s text:c="6"/>return 0;</text:p>
      <text:p text:style-name="P10"><text:s text:c="4"/>}</text:p>
      <text:p text:style-name="Text_20_body">Will man die Automatismen (ii)-(iv) vermeiden, fügt man das Schlüsselwort <text:span text:style-name="Teletype">explicit</text:span> bei der Konstruktordeklaration bzw. der Konstruktordefinition innerhalb der Klasse hinzu. </text:p>
      <text:p text:style-name="Text_20_body"><text:span text:style-name="T3">Beispiel 1.4</text:span>   Der Typumwandlungskonstruktor <text:span text:style-name="Teletype">double</text:span> nach <text:span text:style-name="Teletype">Kreis</text:span> soll dabei einen Kreis mit dem Ursprung als Mittelpunkt und dem vorgegebenen Radius erzeugen, besteht aus nur einem Argument und ist daher ein Typumwandlungskonstruktor. Die Klasse <text:span text:style-name="Teletype">Kreis</text:span> erlaubt jedoch nur noch explizite Typumwandlungen von <text:span text:style-name="Teletype">double</text:span> in <text:span text:style-name="Teletype">Kreis</text:span>, um fehlerhafter Verwendung vorzubeugen. </text:p>
      <text:p text:style-name="Preformatted_20_Text"><text:s text:c="5"/>class Kreis</text:p>
      <text:p text:style-name="Preformatted_20_Text"><text:s text:c="5"/>{</text:p>
      <text:p text:style-name="Preformatted_20_Text"><text:s text:c="7"/>private:</text:p>
      <text:p text:style-name="Preformatted_20_Text"><text:s text:c="9"/>double radius;</text:p>
      <text:p text:style-name="Preformatted_20_Text"><text:s text:c="9"/>double mittelpunkt[2];</text:p>
      <text:p text:style-name="Preformatted_20_Text"><text:s text:c="7"/>public:</text:p>
      <text:p text:style-name="Preformatted_20_Text"><text:s text:c="9"/>Kreis(void);</text:p>
      <text:p text:style-name="Preformatted_20_Text"><text:s text:c="9"/>explicit Kreis(double r);</text:p>
      <text:p text:style-name="Preformatted_20_Text"><text:s text:c="9"/>...</text:p>
      <text:p text:style-name="Preformatted_20_Text"><text:s text:c="5"/>};</text:p>
      <text:p text:style-name="Preformatted_20_Text"><text:s text:c="5"/></text:p>
      <text:p text:style-name="Preformatted_20_Text"><text:s text:c="5"/>Kreis::Kreis(double r)</text:p>
      <text:p text:style-name="Preformatted_20_Text"><text:s text:c="5"/>{</text:p>
      <text:p text:style-name="Preformatted_20_Text"><text:s text:c="7"/>radius = r;</text:p>
      <text:p text:style-name="Preformatted_20_Text"><text:s text:c="7"/>mittelpunkt[0] = 0.0;</text:p>
      <text:p text:style-name="Preformatted_20_Text"><text:s text:c="7"/>mittelpunkt[1] = 0.0;</text:p>
      <text:p text:style-name="P6"><text:s text:c="5"/>}</text:p>
      <text:p text:style-name="Text_20_body">Bei der Initialisierung und Wertzuweisung von Klassenobjekten ergeben sich dadurch Unterschiede: </text:p>
      <text:p text:style-name="Preformatted_20_Text"><text:s text:c="5"/>int main(void)</text:p>
      <text:p text:style-name="Preformatted_20_Text"><text:s text:c="5"/>{</text:p>
      <text:p text:style-name="Preformatted_20_Text"><text:s text:c="7"/>Kreis k1;</text:p>
      <text:p text:style-name="Preformatted_20_Text"><text:s text:c="7"/>Kreis k2 = 3.0;</text:p>
      <text:p text:style-name="Preformatted_20_Text"><text:s text:c="7"/></text:p>
      <text:p text:style-name="Preformatted_20_Text"><text:s text:c="7"/>// Fehler wegen explicit: implizite Umwandlung nicht moeglich</text:p>
      <text:p text:style-name="Preformatted_20_Text"><text:s text:c="7"/>// <text:s text:c="2"/>k1 = 2.0;</text:p>
      <text:p text:style-name="Preformatted_20_Text"><text:s text:c="7"/>// richtig:</text:p>
      <text:p text:style-name="Preformatted_20_Text"><text:s text:c="7"/>k1 = Kreis(2.0);</text:p>
      <text:p text:style-name="Preformatted_20_Text"><text:s text:c="7"/>...</text:p>
      <text:p text:style-name="Preformatted_20_Text"><text:soft-page-break/><text:s text:c="7"/>return 0;</text:p>
      <text:p text:style-name="P6"><text:s text:c="5"/>}</text:p>
      <text:p text:style-name="Text_20_body">Durch das Erzwingen expliziter Typumwandlungen sind in den Beispielen (i)-(iv) nur die folgenden Anweisungen erlaubt: <text:line-break/>in (i): </text:p>
      <text:p text:style-name="Preformatted_20_Text"><text:s text:c="5"/>// falsch: </text:p>
      <text:p text:style-name="Preformatted_20_Text"><text:s text:c="5"/>// <text:s text:c="2"/>string name = "Max Mustermann";</text:p>
      <text:p text:style-name="Preformatted_20_Text"><text:s text:c="5"/>// korrekt:</text:p>
      <text:p text:style-name="Preformatted_20_Text"><text:s text:c="5"/>string name("Max Mustermann");</text:p>
      <text:p text:style-name="Preformatted_20_Text"><text:s text:c="5"/>// bzw.</text:p>
      <text:p text:style-name="P6"><text:s text:c="5"/>// <text:s text:c="2"/>string name = string("Max Mustermann");</text:p>
      <text:p text:style-name="Text_20_body">in (ii) (falls <text:span text:style-name="Teletype">string</text:span> den Konstruktor <text:span text:style-name="Teletype">explicit string(const char * s);</text:span> besitzen würde): </text:p>
      <text:p text:style-name="Preformatted_20_Text"><text:s text:c="5"/>string satz("Call-by-call ist keine Preselection!");</text:p>
      <text:p text:style-name="Preformatted_20_Text"/>
      <text:p text:style-name="Preformatted_20_Text"><text:s text:c="5"/>// falsch: </text:p>
      <text:p text:style-name="Preformatted_20_Text"><text:s text:c="5"/>// <text:s text:c="2"/>if (contains(satz, "call"))</text:p>
      <text:p text:style-name="Preformatted_20_Text"><text:s text:c="5"/>if (contains(satz, string("call")))</text:p>
      <text:p text:style-name="P6"><text:s text:c="7"/>cout &lt;&lt; "string satz enthaelt Wort call!" &lt;&lt; endl;</text:p>
      <text:p text:style-name="Text_20_body">in (iii) (falls <text:span text:style-name="Teletype">string</text:span> den Konstruktor <text:span text:style-name="Teletype">explicit string(const char * s);</text:span> besitzen würde): </text:p>
      <text:p text:style-name="Preformatted_20_Text"><text:s text:c="5"/>string waehrung_bez(waehrung w)</text:p>
      <text:p text:style-name="Preformatted_20_Text"><text:s text:c="5"/>{</text:p>
      <text:p text:style-name="Preformatted_20_Text"><text:s text:c="7"/>switch(w)</text:p>
      <text:p text:style-name="Preformatted_20_Text"><text:s text:c="7"/>{ <text:s text:c="21"/></text:p>
      <text:p text:style-name="Preformatted_20_Text"><text:s text:c="9"/>case dollar: // falsch: </text:p>
      <text:p text:style-name="Preformatted_20_Text"><text:s text:c="22"/>// <text:s text:c="2"/>return "$";</text:p>
      <text:p text:style-name="Preformatted_20_Text"><text:s text:c="22"/>return string("$");</text:p>
      <text:p text:style-name="Preformatted_20_Text"><text:s text:c="9"/>case euro: <text:s text:c="2"/>return string("Euro");</text:p>
      <text:p text:style-name="Preformatted_20_Text"><text:s text:c="9"/>case dm: <text:s text:c="4"/>return string("DM");</text:p>
      <text:p text:style-name="Preformatted_20_Text"><text:s text:c="9"/>case pfund: <text:s/>return string("Pfund");</text:p>
      <text:p text:style-name="Preformatted_20_Text"><text:s text:c="7"/>}</text:p>
      <text:p text:style-name="P6"><text:s text:c="5"/>}</text:p>
      <text:p text:style-name="Text_20_body">in (iv): </text:p>
      <text:p text:style-name="Preformatted_20_Text"><text:s text:c="6"/>double x = 3.0;</text:p>
      <text:p text:style-name="Preformatted_20_Text"><text:s text:c="6"/>Fraction z(1.0, -2.0), res;</text:p>
      <text:p text:style-name="Preformatted_20_Text"/>
      <text:p text:style-name="Preformatted_20_Text"><text:s text:c="6"/>// falsch: </text:p>
      <text:p text:style-name="Preformatted_20_Text"><text:s text:c="6"/>// <text:s text:c="2"/>res = z + x;</text:p>
      <text:p text:style-name="P6"><text:s text:c="6"/>res = z + Fraction(x);</text:p>
      <text:p text:style-name="Text_20_body">Uneingeschränkte Typumwandlungskonstruktoren können unangenehme Nebeneffekte nach sich ziehen: </text:p>
      <text:p text:style-name="Preformatted_20_Text"><text:s text:c="5"/>int main(void)</text:p>
      <text:p text:style-name="Preformatted_20_Text"><text:s text:c="5"/>{</text:p>
      <text:p text:style-name="Preformatted_20_Text"><text:s text:c="7"/>int k;</text:p>
      <text:p text:style-name="Preformatted_20_Text"><text:s text:c="7"/>double r = 1.0;</text:p>
      <text:p text:style-name="Preformatted_20_Text"><text:s text:c="7"/>Kreis K;</text:p>
      <text:p text:style-name="Preformatted_20_Text"><text:s text:c="7"/></text:p>
      <text:p text:style-name="Preformatted_20_Text"><text:s text:c="7"/>// Schreibfehler: statt k K verwendet</text:p>
      <text:p text:style-name="Preformatted_20_Text"><text:s text:c="7"/>// Anweisung korrekt, K ist Kreis um Ursprung</text:p>
      <text:p text:style-name="Preformatted_20_Text"><text:s text:c="7"/>// <text:s text:c="2"/>mit Radius (double) ' ' == 32</text:p>
      <text:p text:style-name="Preformatted_20_Text"><text:s text:c="7"/>// wirkt wie</text:p>
      <text:p text:style-name="Preformatted_20_Text"><text:soft-page-break/><text:s text:c="7"/>// <text:s text:c="2"/>K = Kreis((double) ' ');</text:p>
      <text:p text:style-name="Preformatted_20_Text"><text:s text:c="7"/>K = ' ';</text:p>
      <text:p text:style-name="Preformatted_20_Text"/>
      <text:p text:style-name="Preformatted_20_Text"><text:s text:c="7"/>return 0;</text:p>
      <text:p text:style-name="P6"><text:s text:c="5"/>}</text:p>
      <text:h text:style-name="Heading_20_3" text:outline-level="3"><text:bookmark text:name="SECTION000513300000000000000"/>Konvertierungsmethoden </text:h>
      <text:p text:style-name="Text_20_body">Konversionsoperatoren bieten in C++ die Umkehrung zu Typumwandlungskonstruktoren. Sie erlauben eine explizite/implizite Umwandlung eines Klassenobjekts in einen anderen Datentyp. Erlaubt sind als ,,Ziel " der Konversionsoperatoren Standarddatentypen, abgeleitete Datentypen (Strukturen, Zeiger, ...) und Klassendatentypen. Für eine Klasse kann es mehrere Konversionen geben. Ein Konversionsoperator darf <text:span text:style-name="T2">keinen</text:span> Rückgabetyp spezifizieren, da sich dieser bereits aus dem Operatornamen ergibt. Trotzdem muß sie aber eine <text:span text:style-name="Teletype">return</text:span>-Anweisung beinhalten. </text:p>
      <text:p text:style-name="Text_20_body"><text:span text:style-name="T3">Beispiel 1.14</text:span>   Betrachten wir die Klasse <text:span text:style-name="Teletype">Fraction</text:span>, die als Datenelemente <text:span text:style-name="Teletype">zaehler</text:span> und <text:span text:style-name="Teletype">nenner</text:span> besitzt. Diese Klasse soll umwandelbar in eine <text:span text:style-name="Teletype">double</text:span>-Zahl sein. </text:p>
      <text:p text:style-name="Preformatted_20_Text"><text:s text:c="5"/>class Fraction</text:p>
      <text:p text:style-name="Preformatted_20_Text"><text:s text:c="5"/>{</text:p>
      <text:p text:style-name="Preformatted_20_Text"><text:s text:c="7"/>private:</text:p>
      <text:p text:style-name="Preformatted_20_Text"><text:s text:c="9"/>long int zaehler, nenner;</text:p>
      <text:p text:style-name="Preformatted_20_Text"><text:s text:c="9"/>...</text:p>
      <text:p text:style-name="Preformatted_20_Text"><text:s text:c="9"/></text:p>
      <text:p text:style-name="Preformatted_20_Text"><text:s text:c="7"/>public:</text:p>
      <text:p text:style-name="Preformatted_20_Text"><text:s text:c="9"/>Fraction(long int zaehler = 0L, long int nenner = 1L);</text:p>
      <text:p text:style-name="Preformatted_20_Text"><text:s text:c="9"/></text:p>
      <text:p text:style-name="Preformatted_20_Text"><text:s text:c="9"/>// Konversionsfunktion</text:p>
      <text:p text:style-name="Preformatted_20_Text"><text:s text:c="9"/>operator double(void)</text:p>
      <text:p text:style-name="Preformatted_20_Text"><text:s text:c="9"/>{</text:p>
      <text:p text:style-name="Preformatted_20_Text"><text:s text:c="11"/>// aequivalent zu:</text:p>
      <text:p text:style-name="Preformatted_20_Text"><text:s text:c="11"/>// <text:s text:c="2"/>return ((double) zaehler)/nenner;</text:p>
      <text:p text:style-name="Preformatted_20_Text"><text:s text:c="11"/>return double(zaehler)/nenner;</text:p>
      <text:p text:style-name="Preformatted_20_Text"><text:s text:c="9"/>}</text:p>
      <text:p text:style-name="Preformatted_20_Text"><text:s text:c="9"/></text:p>
      <text:p text:style-name="Preformatted_20_Text"><text:s text:c="9"/>...</text:p>
      <text:p text:style-name="P6"><text:s text:c="5"/>};</text:p>
      <text:p text:style-name="Text_20_body">Definition außerhalb der Klassendefinition: </text:p>
      <text:p text:style-name="Preformatted_20_Text"><text:s text:c="5"/>Fraction::operator double(void)</text:p>
      <text:p text:style-name="Preformatted_20_Text"><text:s text:c="5"/>{</text:p>
      <text:p text:style-name="Preformatted_20_Text"><text:s text:c="7"/>// aequivalent zu:</text:p>
      <text:p text:style-name="Preformatted_20_Text"><text:s text:c="7"/>// <text:s text:c="2"/>return ((double) zaehler)/nenner;</text:p>
      <text:p text:style-name="Preformatted_20_Text"><text:s text:c="7"/>return double(zaehler)/nenner;</text:p>
      <text:p text:style-name="P6"><text:s text:c="5"/>}</text:p>
      <text:p text:style-name="Text_20_body">Aufrufen kann man den Konversionsoperator entweder explizit </text:p>
      <text:p text:style-name="Preformatted_20_Text"><text:s text:c="5"/>int main(void)</text:p>
      <text:p text:style-name="Preformatted_20_Text"><text:s text:c="5"/>{</text:p>
      <text:p text:style-name="Preformatted_20_Text"><text:s text:c="7"/>Fraction b(7, 3);</text:p>
      <text:p text:style-name="Preformatted_20_Text"><text:s text:c="7"/></text:p>
      <text:p text:style-name="Preformatted_20_Text"><text:s text:c="7"/>// C-Notation:</text:p>
      <text:p text:style-name="Preformatted_20_Text"><text:s text:c="7"/>cout &lt;&lt; "b als double-Zahl: " &lt;&lt; (double) b &lt;&lt; endl;</text:p>
      <text:p text:style-name="Preformatted_20_Text"><text:s text:c="7"/></text:p>
      <text:p text:style-name="Preformatted_20_Text"><text:s text:c="7"/>// C++-Notation als Methodenaufruf:</text:p>
      <text:p text:style-name="Preformatted_20_Text"><text:s text:c="7"/>cout &lt;&lt; "b als double-Zahl: " &lt;&lt; double(b) &lt;&lt; endl;</text:p>
      <text:p text:style-name="Preformatted_20_Text"><text:s text:c="7"/>cout &lt;&lt; "b als double-Zahl: " &lt;&lt; static_cast&lt;double&gt;(b)</text:p>
      <text:p text:style-name="Preformatted_20_Text"><text:s text:c="12"/>&lt;&lt; endl;</text:p>
      <text:p text:style-name="Preformatted_20_Text"><text:soft-page-break/><text:s text:c="7"/></text:p>
      <text:p text:style-name="Preformatted_20_Text"><text:s text:c="7"/>// explizite Verwendung der Konversionsmethode:</text:p>
      <text:p text:style-name="Preformatted_20_Text"><text:s text:c="7"/>cout &lt;&lt; "b als double-Zahl: " &lt;&lt; b.operator double() &lt;&lt; endl;</text:p>
      <text:p text:style-name="Preformatted_20_Text"><text:s text:c="7"/></text:p>
      <text:p text:style-name="Preformatted_20_Text"><text:s text:c="7"/>return 0;</text:p>
      <text:p text:style-name="P6"><text:s text:c="5"/>}</text:p>
      <text:p text:style-name="Text_20_body">oder implizit in allen Situationen, in denen ein Fractionobjekt verwendet wird, aber ein <text:span text:style-name="Teletype">double</text:span>-Wert erwartet wird. </text:p>
      <text:p text:style-name="Preformatted_20_Text"><text:s text:c="5"/>int main(void)</text:p>
      <text:p text:style-name="Preformatted_20_Text"><text:s text:c="5"/>{</text:p>
      <text:p text:style-name="Preformatted_20_Text"><text:s text:c="7"/>Fraction b1(7, 3), b2(-2, 3);</text:p>
      <text:p text:style-name="Preformatted_20_Text"><text:s text:c="7"/></text:p>
      <text:p text:style-name="Preformatted_20_Text"><text:s text:c="7"/>// entspricht Initialisierung mit b1.operator double()</text:p>
      <text:p text:style-name="Preformatted_20_Text"><text:s text:c="7"/>double wert = b1;</text:p>
      <text:p text:style-name="Preformatted_20_Text"><text:s text:c="7"/></text:p>
      <text:p text:style-name="Preformatted_20_Text"><text:s text:c="7"/>cout &lt;&lt; "double-Wert von b1: " &lt;&lt; wert &lt;&lt; endl;</text:p>
      <text:p text:style-name="Preformatted_20_Text"><text:s text:c="7"/></text:p>
      <text:p text:style-name="Preformatted_20_Text"><text:s text:c="7"/>// Wertzuweisung durch Aufruf von "wert = b2.operator double()"</text:p>
      <text:p text:style-name="Preformatted_20_Text"><text:s text:c="7"/>wert = b2;</text:p>
      <text:p text:style-name="Preformatted_20_Text"><text:s text:c="7"/></text:p>
      <text:p text:style-name="Preformatted_20_Text"><text:s text:c="7"/>cout &lt;&lt; "double-Wert von b2: " &lt;&lt; wert &lt;&lt; endl;</text:p>
      <text:p text:style-name="Preformatted_20_Text"><text:s text:c="7"/></text:p>
      <text:p text:style-name="Preformatted_20_Text"><text:s text:c="7"/>return 0;</text:p>
      <text:p text:style-name="P6"><text:s text:c="5"/>}</text:p>
      <text:p text:style-name="Text_20_body">Wie bei Typumwandlungskonstruktoren auch können bei Konversionsoperatoren implizite Umwandlungen bei Funktionsaufrufen und -rückgaben sowie bei Operatorberechnungen auftreten. </text:p>
      <text:p text:style-name="Preformatted_20_Text"><text:s text:c="5"/>double quadrat(const Fraction &amp; b);</text:p>
      <text:p text:style-name="Preformatted_20_Text"><text:s text:c="5"/></text:p>
      <text:p text:style-name="Preformatted_20_Text"><text:s text:c="5"/>int main(void)</text:p>
      <text:p text:style-name="Preformatted_20_Text"><text:s text:c="5"/>{</text:p>
      <text:p text:style-name="Preformatted_20_Text"><text:s text:c="7"/>short vorzeichen;</text:p>
      <text:p text:style-name="Preformatted_20_Text"><text:s text:c="7"/>unsigned long zaehler, nenner;</text:p>
      <text:p text:style-name="Preformatted_20_Text"><text:s text:c="7"/>Fraction b;</text:p>
      <text:p text:style-name="Preformatted_20_Text"><text:s text:c="7"/></text:p>
      <text:p text:style-name="Preformatted_20_Text"><text:s text:c="7"/>cout &lt;&lt; "Zaehler des Fractions: ";</text:p>
      <text:p text:style-name="Preformatted_20_Text"><text:s text:c="7"/>cin &gt;&gt; zaehler;</text:p>
      <text:p text:style-name="Preformatted_20_Text"><text:s text:c="7"/>cout &lt;&lt; "Nenner <text:s/>des Fractions: ";</text:p>
      <text:p text:style-name="Preformatted_20_Text"><text:s text:c="7"/>cin &gt;&gt; nenner;</text:p>
      <text:p text:style-name="Preformatted_20_Text"><text:s text:c="7"/>cout &lt;&lt; "Vorzeichen des Fractions (+1/-1): ";</text:p>
      <text:p text:style-name="Preformatted_20_Text"><text:s text:c="7"/>cin &gt;&gt; vorzeichen;</text:p>
      <text:p text:style-name="Preformatted_20_Text"><text:s text:c="7"/></text:p>
      <text:p text:style-name="Preformatted_20_Text"><text:s text:c="7"/>b = Fraction(vorzeichen*zaehler, nenner);</text:p>
      <text:p text:style-name="Preformatted_20_Text"><text:s text:c="7"/></text:p>
      <text:p text:style-name="Preformatted_20_Text"><text:s text:c="7"/>// entspricht: if (double(b)) ...</text:p>
      <text:p text:style-name="Preformatted_20_Text"><text:s text:c="7"/>if (b)</text:p>
      <text:p text:style-name="Preformatted_20_Text"><text:s text:c="7"/>{</text:p>
      <text:p text:style-name="Preformatted_20_Text"><text:s text:c="9"/>// berechnet wird: 1.0/double(b)</text:p>
      <text:p text:style-name="Preformatted_20_Text"><text:s text:c="9"/>cout &lt;&lt; "Kehrwert: " &lt;&lt; 1.0/b &lt;&lt; endl;</text:p>
      <text:p text:style-name="Preformatted_20_Text"><text:s text:c="7"/>}</text:p>
      <text:p text:style-name="Preformatted_20_Text"><text:s text:c="7"/></text:p>
      <text:p text:style-name="Preformatted_20_Text"><text:s text:c="7"/>// entspricht: if (double(b) &gt;= 0.0)</text:p>
      <text:p text:style-name="Preformatted_20_Text"><text:s text:c="7"/>if (b &gt;= 0.0)</text:p>
      <text:p text:style-name="Preformatted_20_Text"><text:s text:c="9"/>cout &lt;&lt; "Fraction ist nicht negativ!" &lt;&lt; endl;</text:p>
      <text:p text:style-name="Preformatted_20_Text"><text:s text:c="9"/></text:p>
      <text:p text:style-name="Preformatted_20_Text"><text:s text:c="7"/>Fraction b2(5, 7), maxi;</text:p>
      <text:p text:style-name="Preformatted_20_Text"><text:s text:c="7"/></text:p>
      <text:p text:style-name="Preformatted_20_Text"><text:s text:c="7"/>// entspricht: (double(b) &gt;= double(b2)) ? b : b2</text:p>
      <text:p text:style-name="Preformatted_20_Text"><text:s text:c="7"/>maxi = (b &gt;= b2) ? b : b2;</text:p>
      <text:p text:style-name="Preformatted_20_Text"><text:soft-page-break/><text:s text:c="7"/></text:p>
      <text:p text:style-name="Preformatted_20_Text"><text:s text:c="7"/>cout &lt;&lt; "Maximum von eingegebenem Fraction b und 5/7: "</text:p>
      <text:p text:style-name="Preformatted_20_Text"><text:s text:c="12"/>&lt;&lt; maxi &lt;&lt; endl;</text:p>
      <text:p text:style-name="Preformatted_20_Text"><text:s text:c="12"/></text:p>
      <text:p text:style-name="Preformatted_20_Text"><text:s text:c="7"/>// Ausgabe von double(b) + double(b2) </text:p>
      <text:p text:style-name="Preformatted_20_Text"><text:s text:c="7"/>cout &lt;&lt; "Summe von b und 5/7: " &lt;&lt; b + b2 &lt;&lt; endl;</text:p>
      <text:p text:style-name="Preformatted_20_Text"><text:s text:c="7"/></text:p>
      <text:p text:style-name="Preformatted_20_Text"><text:s text:c="7"/>// Aufruf von pow(double x, double e):</text:p>
      <text:p text:style-name="Preformatted_20_Text"><text:s text:c="7"/>// entspricht: pow(double(b), 2)</text:p>
      <text:p text:style-name="Preformatted_20_Text"><text:s text:c="7"/>cout &lt;&lt; "Quadrat von b mit <text:s text:c="4"/>pow(): " &lt;&lt; pow(b, 2) &lt;&lt; endl;</text:p>
      <text:p text:style-name="Preformatted_20_Text"><text:s text:c="7"/>cout &lt;&lt; "Quadrat von b mit quadrat(): " &lt;&lt; quadrat(b) &lt;&lt; endl;</text:p>
      <text:p text:style-name="Preformatted_20_Text"><text:s text:c="7"/></text:p>
      <text:p text:style-name="Preformatted_20_Text"><text:s text:c="7"/>return 0;</text:p>
      <text:p text:style-name="Preformatted_20_Text"><text:s text:c="5"/>}</text:p>
      <text:p text:style-name="Preformatted_20_Text"/>
      <text:p text:style-name="Preformatted_20_Text"><text:s text:c="5"/>double quadrat(const Fraction &amp; b)</text:p>
      <text:p text:style-name="Preformatted_20_Text"><text:s text:c="5"/>{</text:p>
      <text:p text:style-name="Preformatted_20_Text"><text:s text:c="7"/>// Fraction wird implizit in double umgewandelt</text:p>
      <text:p text:style-name="Preformatted_20_Text"><text:s text:c="7"/>return Fraction(b.Zaehler()*b.Zaehler(), b.Nenner()*b.Nenner());</text:p>
      <text:p text:style-name="P6"><text:s text:c="5"/>}</text:p>
      <text:p text:style-name="Text_20_body">Bei mehreren Konversionsoperatoren kann es zu Mehrdeutigkeiten kommen. </text:p>
      <text:p text:style-name="Preformatted_20_Text"><text:s text:c="5"/>class Fraction</text:p>
      <text:p text:style-name="Preformatted_20_Text"><text:s text:c="5"/>{</text:p>
      <text:p text:style-name="Preformatted_20_Text"><text:s text:c="7"/>private:</text:p>
      <text:p text:style-name="Preformatted_20_Text"><text:s text:c="9"/>long int zaehler, nenner;</text:p>
      <text:p text:style-name="Preformatted_20_Text"><text:s text:c="9"/>...</text:p>
      <text:p text:style-name="Preformatted_20_Text"><text:s text:c="9"/></text:p>
      <text:p text:style-name="Preformatted_20_Text"><text:s text:c="7"/>public:</text:p>
      <text:p text:style-name="Preformatted_20_Text"><text:s text:c="9"/>Fraction(long int zaehler = 0L, long int nenner = 1L);</text:p>
      <text:p text:style-name="Preformatted_20_Text"><text:s text:c="9"/></text:p>
      <text:p text:style-name="Preformatted_20_Text"><text:s text:c="9"/>// Konversionsfunktion</text:p>
      <text:p text:style-name="Preformatted_20_Text"><text:s text:c="9"/>operator double(void)</text:p>
      <text:p text:style-name="Preformatted_20_Text"><text:s text:c="9"/>{</text:p>
      <text:p text:style-name="Preformatted_20_Text"><text:s text:c="11"/>// aequivalent zu:</text:p>
      <text:p text:style-name="Preformatted_20_Text"><text:s text:c="11"/>// <text:s text:c="2"/>return ((double) zaehler)/nenner;</text:p>
      <text:p text:style-name="Preformatted_20_Text"><text:s text:c="11"/>return double(zaehler)/nenner;</text:p>
      <text:p text:style-name="Preformatted_20_Text"><text:s text:c="9"/>}</text:p>
      <text:p text:style-name="Preformatted_20_Text"><text:s text:c="9"/></text:p>
      <text:p text:style-name="Preformatted_20_Text"><text:s text:c="9"/>// const moeglich!</text:p>
      <text:p text:style-name="Preformatted_20_Text"><text:s text:c="9"/>operator long int(void) const</text:p>
      <text:p text:style-name="Preformatted_20_Text"><text:s text:c="9"/>{</text:p>
      <text:p text:style-name="Preformatted_20_Text"><text:s text:c="11"/>// nutze ganzzahlige Division</text:p>
      <text:p text:style-name="Preformatted_20_Text"><text:s text:c="11"/>return zaehler/nenner;</text:p>
      <text:p text:style-name="Preformatted_20_Text"><text:s text:c="9"/>}</text:p>
      <text:p text:style-name="Preformatted_20_Text"><text:s text:c="9"/></text:p>
      <text:p text:style-name="Preformatted_20_Text"><text:s text:c="9"/>operator unsigned long(void) const</text:p>
      <text:p text:style-name="Preformatted_20_Text"><text:s text:c="9"/>{</text:p>
      <text:p text:style-name="Preformatted_20_Text"><text:s text:c="11"/>// nutze ganzzahlige Division</text:p>
      <text:p text:style-name="Preformatted_20_Text"><text:s text:c="11"/>// <text:s text:c="2"/>und automatische Umwandlung </text:p>
      <text:p text:style-name="Preformatted_20_Text"><text:s text:c="11"/>// <text:s text:c="2"/>von long int in unsigned long</text:p>
      <text:p text:style-name="Preformatted_20_Text"><text:s text:c="11"/>return zaehler/nenner;</text:p>
      <text:p text:style-name="Preformatted_20_Text"><text:s text:c="9"/>}</text:p>
      <text:p text:style-name="Preformatted_20_Text"><text:s text:c="9"/></text:p>
      <text:p text:style-name="Preformatted_20_Text"><text:s text:c="9"/>...</text:p>
      <text:p text:style-name="Preformatted_20_Text"><text:s text:c="5"/>};</text:p>
      <text:p text:style-name="Preformatted_20_Text"><text:s text:c="5"/></text:p>
      <text:p text:style-name="Preformatted_20_Text"><text:s text:c="5"/>int main(void)</text:p>
      <text:p text:style-name="Preformatted_20_Text"><text:s text:c="5"/>{</text:p>
      <text:p text:style-name="Preformatted_20_Text"><text:s text:c="7"/>Fraction b1(7, 3), b2(11, 5);</text:p>
      <text:p text:style-name="Preformatted_20_Text"><text:s text:c="7"/></text:p>
      <text:p text:style-name="Preformatted_20_Text"><text:soft-page-break/><text:s text:c="7"/>// nicht mehr eindeutig aufloesbar</text:p>
      <text:p text:style-name="Preformatted_20_Text"><text:s text:c="7"/>// Vergleich von double-, long- oder</text:p>
      <text:p text:style-name="Preformatted_20_Text"><text:s text:c="7"/>// <text:s text:c="2"/>unsigned long-Zahlen moeglich</text:p>
      <text:p text:style-name="Preformatted_20_Text"><text:s text:c="7"/>// falsch: </text:p>
      <text:p text:style-name="Preformatted_20_Text"><text:s text:c="7"/>// <text:s text:c="2"/>if (b1 &lt; b2)</text:p>
      <text:p text:style-name="Preformatted_20_Text"><text:s text:c="7"/>// <text:s text:c="2"/>if (double(b1) &lt; b2)</text:p>
      <text:p text:style-name="Preformatted_20_Text"><text:s text:c="7"/>// <text:s text:c="2"/>if (b1 &lt; double(b2))</text:p>
      <text:p text:style-name="Preformatted_20_Text"><text:s text:c="7"/></text:p>
      <text:p text:style-name="Preformatted_20_Text"><text:s text:c="7"/>if (double(b1) &lt; double(b2))</text:p>
      <text:p text:style-name="Preformatted_20_Text"><text:s text:c="9"/>cout &lt;&lt; "b1 ist kleiner als b2!" &lt;&lt; endl;</text:p>
      <text:p text:style-name="Preformatted_20_Text"><text:s text:c="7"/>else</text:p>
      <text:p text:style-name="Preformatted_20_Text"><text:s text:c="9"/>cout &lt;&lt; "b1 ist groesser gleich b2!" &lt;&lt; endl; </text:p>
      <text:p text:style-name="Preformatted_20_Text"><text:s text:c="7"/></text:p>
      <text:p text:style-name="Preformatted_20_Text"><text:s text:c="7"/>// auch falsch:</text:p>
      <text:p text:style-name="Preformatted_20_Text"><text:s text:c="7"/>// <text:s text:c="2"/>if (b1)</text:p>
      <text:p text:style-name="Preformatted_20_Text"><text:s text:c="7"/></text:p>
      <text:p text:style-name="Preformatted_20_Text"><text:s text:c="7"/>if (double(b1))</text:p>
      <text:p text:style-name="Preformatted_20_Text"><text:s text:c="9"/>cout &lt;&lt; "b1 ungleich Null!" &lt;&lt; endl;</text:p>
      <text:p text:style-name="Preformatted_20_Text"><text:s text:c="9"/></text:p>
      <text:p text:style-name="Preformatted_20_Text"><text:s text:c="7"/>// auch falsch, wenn Operator "+" in Fraction</text:p>
      <text:p text:style-name="Preformatted_20_Text"><text:s text:c="7"/>// <text:s text:c="2"/>nicht ueberladen waere</text:p>
      <text:p text:style-name="Preformatted_20_Text"><text:s text:c="7"/>cout &lt;&lt; "b1 + b2: " &lt;&lt; b1 + b2 &lt;&lt; endl;</text:p>
      <text:p text:style-name="Preformatted_20_Text"><text:s text:c="7"/></text:p>
      <text:p text:style-name="Preformatted_20_Text"><text:s text:c="7"/>return 0; <text:s/></text:p>
      <text:p text:style-name="P6"><text:s text:c="5"/>}</text:p>
      <text:p text:style-name="Text_20_body"><text:span text:style-name="T1">Tip:</text:span> Am besten sollte man nur <text:span text:style-name="T2">einen</text:span> Konversionsoperator überladen und zwar für den ,,natürlichsten " Datentyp (bei der Klasse <text:span text:style-name="Teletype">Fraction</text:span> am besten <text:span text:style-name="Teletype">doubl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de" fo:country="D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Mincho" style:font-size-asian="14pt" style:font-name-complex="Lucidasans" style:font-size-complex="14pt"/>
    </style:style>
    <style:style style:name="Heading_20_2" style:display-name="Heading 2" style:family="paragraph" style:parent-style-name="Heading" style:next-style-name="Text_20_body" style:default-outline-level="2" style:class="text">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default-outline-level="3" style:class="text">
      <style:text-properties style:font-name="Thorndale" fo:font-size="14pt" fo:font-weight="bold" style:font-name-asian="Andale Sans UI" style:font-size-asian="14pt" style:font-weight-asian="bold" style:font-name-complex="Lucidasans" style:font-size-complex="14pt"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umberland" style:font-name-asian="Cumberland" style:font-name-complex="Cumberlan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Arnold Beck</meta:initial-creator>
    <meta:creation-date>2007-05-01T20:34:49</meta:creation-date>
    <dc:creator>A. Beck</dc:creator>
    <dc:date>2014-05-08T10:28:32</dc:date>
    <meta:print-date>2014-05-08T09:50:06</meta:print-date>
    <dc:language>de-DE</dc:language>
    <meta:editing-cycles>3</meta:editing-cycles>
    <meta:editing-duration>PT1H21M43S</meta:editing-duration>
    <meta:printed-by>A. Beck</meta:printed-by>
    <meta:document-statistic meta:table-count="4" meta:image-count="0" meta:object-count="0" meta:page-count="14" meta:paragraph-count="579" meta:word-count="2608" meta:character-count="20027" meta:non-whitespace-character-count="14887"/>
    <meta:user-defined meta:name="Info 1"/>
    <meta:user-defined meta:name="Info 2"/>
    <meta:user-defined meta:name="Info 3"/>
    <meta:user-defined meta:name="Info 4"/>
  </office:meta>
</office:document-meta>
</file>